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1.666875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ce1"/>
        <table:table-column table:style-name="co5" table:number-columns-repeated="15360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2">
            <text:p>pravda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co tu s tím excel udělal? asi tam byla nepravda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číslovka, dát pryč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b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bece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bse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bsolut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bsolv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bsorb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bstrakt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bstraktu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bsurd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ch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áčk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á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daptiv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dapt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dapt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dekvát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dé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dep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djektivu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dministrativ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dmir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doptiv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dop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dopt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drenali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dre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dv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dvok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erobi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erob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fek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fé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gen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g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gentu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gon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grár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gro_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gres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i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irbag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ir + ba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kadem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k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kc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kcept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kc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kné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korát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kor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k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k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k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kté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k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ktiv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ktuál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kumul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umul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kust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kut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kvári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kvizi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a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jmen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lar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b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bánsk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báni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lb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egor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e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e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erg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exand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jmen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lf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goritm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ia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ibi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igát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iment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kalic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koho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ma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muž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o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t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ternati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ltruism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maté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mbasá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mb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mbula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mety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mfibo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mfiteát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mí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meriča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mnest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monia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mon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moniu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mplió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mplitu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mul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algetik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alý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amné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ana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arch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atom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dě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droi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ekdo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ém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estez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gažmá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gaž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ng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gí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k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o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ony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orex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sámb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nsembl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nté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tibiotiku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ntidepresivu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ti + depre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nt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tikvariá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ntilop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par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paratu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partm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pat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p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pel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petý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pet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pla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plik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pokalyp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pošto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qu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quapar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qua + par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anžmá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ranž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bit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rboretu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rc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rchaic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rchandě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ě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chi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rchí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rchiv</text:p>
          </table:table-cell>
          <table:table-cell office:value-type="string" table:style-name="ce1">
            <text:p>VARIAN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re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ré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rgum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ár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árijs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rká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rkti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rmá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rmatu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roga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róm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ro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r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rtik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rzen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sfal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sist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spek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spiri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steroi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st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st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ta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teismu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eismu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telié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tent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tla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tlet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tmosfé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to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tribu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tri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dien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udi_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udio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di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k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stralopité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ustráli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u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tentic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tism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t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utori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venu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ver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vokád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xio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zy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b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ába</text:p>
          </table:table-cell>
          <table:table-cell office:value-type="string" table:style-name="ce1">
            <text:p>VARIANT</text:p>
          </table:table-cell>
          <table:table-cell office:value-type="string" table:style-name="ce1">
            <text:p>ZZ: 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áb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bi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cha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áchor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ci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c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čko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culat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ád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dmint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g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g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g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h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áje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MISSEDBYSARKA</text:p>
          </table:table-cell>
          <table:table-cell office:value-type="string" table:style-name="ce1">
            <text:p>ZZ: bájit</text:p>
          </table:table-cell>
          <table:table-cell office:value-type="string" table:style-name="ce1">
            <text:p>ZZ: VARIANT báj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ajon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kalá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kter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la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lan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lanc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ldachý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l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lí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al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al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lkón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VARIANT balk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bal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ló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lv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lzá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mb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nál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n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n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n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ň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nkro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rá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rá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rba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r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r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rié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rikád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ár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rok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r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r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áseň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š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star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ter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to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tol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atoli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av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zal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ža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za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á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zé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azick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azil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dí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ach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éčk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é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ěd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VARIANT bíd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ed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d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haviorá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ej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bý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ekat</text:p>
          </table:table-cell>
          <table:table-cell table:style-name="ce1"/>
          <table:table-cell office:value-type="string" table:style-name="ce1">
            <text:p>ZZ: nebo fotbalista, podle rodu homonymu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eletr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ělm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íl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nedik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jmen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nefi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ene_ + _fi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ntoni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eto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nzí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r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r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ruš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ry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ě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se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st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stsell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est + sel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t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z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zbran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áni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zchyb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hyb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ezděk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ěž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zmál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ál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éžov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béž v morflexu je překvapivě adverbiu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ezpečí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zpilot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ilo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ezpoče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ezpočtu</text:p>
          </table:table-cell>
          <table:table-cell office:value-type="string" table:style-name="ce1">
            <text:p>CHECKDIRECTION</text:p>
          </table:table-cell>
          <table:table-cell office:value-type="string" table:style-name="ce1">
            <text:p>ZZ: jakým směrem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ezpodmíneč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odmínk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ezprecedent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receden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ezproblémov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roblém</text:p>
          </table:table-cell>
          <table:table-cell office:value-type="string" table:style-name="ce1">
            <text:p>LATTICE</text:p>
          </table:table-cell>
          <table:table-cell office:value-type="string" table:style-name="ce1">
            <text:p>ZZ: nebo problémový? (opět větší skupina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ezprostřed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?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eztvar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va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ezúdržbov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údržba</text:p>
          </table:table-cell>
          <table:table-cell office:value-type="string" table:style-name="ce1">
            <text:p>LATTICE</text:p>
          </table:table-cell>
          <table:table-cell office:value-type="string" table:style-name="ce1">
            <text:p>ZZ: nebo údržbov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ezútěš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útěch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ezvýchod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ýcho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ezvýraz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ýraz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ib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icyk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i_ + cyklu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í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ik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ik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ikin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ila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ilanc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bilan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ilió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il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íl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inár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i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isku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istr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i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H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í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izar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iz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lábo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MISSEDBYSARKA</text:p>
          </table:table-cell>
          <table:table-cell office:value-type="string" table:style-name="ce1">
            <text:p>ZZ: blábol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lá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lan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lá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láz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lb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lec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led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les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li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lížene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líž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líž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CHECKDIRECTION</text:p>
          </table:table-cell>
          <table:table-cell office:value-type="string" table:style-name="ce1">
            <text:p>ZZ: od blízký, nebo obráceně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líz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liz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líz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ližn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lízk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log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lo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lond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loud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CHECKDIRECTION</text:p>
          </table:table-cell>
          <table:table-cell office:value-type="string" table:style-name="ce1">
            <text:p>ZZ: není primárnější bloud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loum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lue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lů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bb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b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chní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d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bod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odr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dyguar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ody + guar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ohat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jko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ol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lševi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lt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mb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nbó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nmo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n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o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okmak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ook + make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oo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rd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r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ř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r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růvk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MISSEDBYSARKA</text:p>
          </table:table-cell>
          <table:table-cell office:value-type="string" table:style-name="ce1">
            <text:p>ZZ: bor</text:p>
          </table:table-cell>
          <table:table-cell office:value-type="string" table:style-name="ce1">
            <text:p>ZZ: ?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os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s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tan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uch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bouc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ou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u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ur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uř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x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ox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o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ra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amb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á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and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án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anž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aš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at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áz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eč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řeč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řečť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ře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ej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rea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řemeno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není primárnější břímě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řev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řich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řidl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iefing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igá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ik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římě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řemen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ří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od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okol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okovni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ro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ronz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oske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ou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ouka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bruče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rous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ouzd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o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ožu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us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utál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ý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zd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rzd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rzy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b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bl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ch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clat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doucno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MISSEDBYSARKA</text:p>
          </table:table-cell>
          <table:table-cell office:value-type="string" table:style-name="ce1">
            <text:p>ZZ: budoucí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ud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f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ů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jar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j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ldoz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l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n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ndesli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ungalo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uň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nk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rác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rc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ř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r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ržoaz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uržoasi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š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sines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š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od boucha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uti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vo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ydl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ý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yl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ys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usta</text:p>
          </table:table-cell>
          <table:table-cell office:value-type="string" table:style-name="ce1">
            <text:p>VARIANT</text:p>
          </table:table-cell>
          <table:table-cell office:value-type="string" table:style-name="ce1">
            <text:p>ZZ: 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ystr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ý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yt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zuč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afé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a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ak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am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á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a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á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á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ár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čar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ča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á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asting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ast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čast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édéčk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édé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čedič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office:value-type="string" table:style-name="ce1">
            <text:p>MISSEDBYSARKA</text:p>
          </table:table-cell>
          <table:table-cell office:value-type="string" table:style-name="ce1">
            <text:p>ZZ: čad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ed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du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j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jt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ítit</text:p>
          </table:table-cell>
          <table:table-cell office:value-type="string" table:style-name="ce1">
            <text:p>COLLOQ</text:p>
          </table:table-cell>
          <table:table-cell office:value-type="string" table:style-name="ce1">
            <text:p>ZZ: nespisovné varianty zpracovat analogicky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če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eleď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l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listv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el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el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e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luliti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l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m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eni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nt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ntr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nz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nzu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e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ep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ep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remoniá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eremoni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eremon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ernobíl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černočer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černý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ale dvakrát, kompozitum? (jistojistý, ještě něco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černovlas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černý + vlas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čer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erp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erstv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er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er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erven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asi od “červ”, ale synchronně mrtvé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čes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esn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s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estopi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esta + psá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estující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MISSEDBYSARKA</text:p>
          </table:table-cell>
          <table:table-cell office:value-type="string" table:style-name="ce1">
            <text:p>ZZ: cestova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č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é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b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lu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lup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n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o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akt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is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i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r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a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átra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jak spojit s chatrn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hatrč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echt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em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illi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ip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irurg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láchol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la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la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last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lé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lé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lopeň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ló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lub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lu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m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mu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mýří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obo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omáč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op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ó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orá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hó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hor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oť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oul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oulostiv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houl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h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rá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rán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ráp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ře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řip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rl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ró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hrom</text:p>
          </table:table-cell>
          <table:table-cell office:value-type="string" table:style-name="ce1">
            <text:p>VARIAN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hřt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ryzanté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tí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uchvale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hud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ulig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uť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vá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hváli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hvát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v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ví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vo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yb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ýl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yst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y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ytr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ibu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i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if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igar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igá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igaret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číh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ihel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ihl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ih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ik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í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í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i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í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Čín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in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inknou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činorod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činný + rod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í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i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írke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irk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ir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ísa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iš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ís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ís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ister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ist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í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it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itro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itron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VARIANT</text:p>
          </table:table-cell>
          <table:table-cell office:value-type="string" table:style-name="ce1">
            <text:p>ZZ: citró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itr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iv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ivi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íž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iz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izokraj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izí + kraj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izorod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izí + ro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čl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lo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lon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lou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loud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loum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lově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lu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melák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máme spojené s čmelík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ční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oč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okolá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mebac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ome + bac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omput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omputing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omput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o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ouh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untr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u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p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rč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tihod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čest + hod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čtveři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čtverý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čtvr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PARENTNUM</text:p>
          </table:table-cell>
          <table:table-cell office:value-type="string" table:style-name="ce1">
            <text:p>ZZ: čtyři/čtvrtý</text:p>
          </table:table-cell>
          <table:table-cell office:value-type="string" table:style-name="ce1">
            <text:p>ZZ: ? číslovka nebude v derinetu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čtvrťá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čtvrtý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čtvrtek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PARENTNUM</text:p>
          </table:table-cell>
          <table:table-cell office:value-type="string" table:style-name="ce1">
            <text:p>ZZ: čtvrtý</text:p>
          </table:table-cell>
          <table:table-cell office:value-type="string" table:style-name="ce1">
            <text:p>ZZ: ? číslovka nebude v derinetu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čtyřicít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čtyřicet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čtyř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čtyři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čtyřlet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uc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ud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u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u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uk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uk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ukrova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ukr + vař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ulí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ul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um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u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čura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VARIANT</text:p>
          </table:table-cell>
          <table:table-cell office:value-type="string" table:style-name="ce1">
            <text:p>ZZ: čůra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va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va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vič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vič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vič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vo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yklisti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yklo_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ykl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ylind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yni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ypřiš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ďáb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ako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ále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VARIANT</text:p>
          </table:table-cell>
          <table:table-cell office:value-type="string" table:style-name="ce1">
            <text:p>ZZ: dál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alek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jak spojit s dál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ál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á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á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a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aň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ař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áseň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at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a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áv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áv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b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ce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al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ebak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ba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bi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bu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cent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eci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ě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ědi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ěd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ěd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fek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fenziv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_fenziv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efici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fin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grad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eh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ějstv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ě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e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ká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ěk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klar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ekol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k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kr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ěl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lfí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likates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ikátní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elikát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lik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ě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ělo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l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me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mis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m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ém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monstr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montáž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mont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peš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p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port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port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epozitář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epres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rb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ě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sátní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s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esetilet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esig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sign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sig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esítk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PARENTNUM</text:p>
          </table:table-cell>
          <table:table-cell office:value-type="string" table:style-name="ce1">
            <text:p>ZZ: souvisí s číslovkou dese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es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skto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sk_ + _top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esk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spek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éšť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stina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struktiv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tai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tek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etekti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tek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etermin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evelop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velopmen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velop_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evít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vět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ezé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zer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zinfek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z_ + _infekc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iabe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iabete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ama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á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dakt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ecé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elektriku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ies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fere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ferenciá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iferen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iferenc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iferen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ifrak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ifuz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i_ + fúz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ifuz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ifuz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igesto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í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k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ikt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íkůvzdán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ík + vzdání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í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le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llí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íl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ěl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imen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o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plo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ploma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í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rect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rig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sciplí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s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serta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isert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is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skrét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iskrimin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krimin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iskur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is_ + _ku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iskus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speč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ispečink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ispečin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sple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spon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istan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istan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í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ítě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í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viden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vi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v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laň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lí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louh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lu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ob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obr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ocela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cel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oc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ochut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huť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čist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čist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dateč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odate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dnešk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neše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g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og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ohodnou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ohod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oj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o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oklád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olož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kořán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okt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oktrí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kum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olar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spojit s tolarem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ole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dolů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olů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ó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omácí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dů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oměkk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ěkk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mé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ominan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omin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mi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omníva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PHANTOM</text:p>
          </table:table-cell>
          <table:table-cell office:value-type="string" table:style-name="ce1">
            <text:p>ZZ: fantom “mnít”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omorod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ům + ro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mů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dů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onedávn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edávn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nekonečn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ekonečn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opravdy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pravda, opravdu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opami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opodrobn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odrob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prav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oprav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předu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PARENTPREPOS</text:p>
          </table:table-cell>
          <table:table-cell office:value-type="string" table:style-name="ce1">
            <text:p>ZZ: souvisí s vpřed/před - kořen předložka? Analogicky za - zadní/záda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oprostře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rostř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provod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rovod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r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orů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rostene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orů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r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oširok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širok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st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ost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tá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su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_sud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kandidá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oteď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eď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těr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ř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t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otý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týka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kandidá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ouf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oupě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oušek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uch nebo dech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outn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ovět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ět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ó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ozad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zad</text:p>
          </table:table-cell>
          <table:table-cell office:value-type="string" table:style-name="ce1">
            <text:p>PARENTPREPOS</text:p>
          </table:table-cell>
          <table:table-cell office:value-type="string" table:style-name="ce1">
            <text:p>ZZ: kořen předložka za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ozlatov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zlat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z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ozír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zor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ozír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zvu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ozvučet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nebo zvuk? (dozvučet je řádově řidší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rá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af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á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ahocen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rahý + cen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rahoka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rahý + káme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rah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a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a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amaturgi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ram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rá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ás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aslík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MISSEDBYSARKA</text:p>
          </table:table-cell>
          <table:table-cell office:value-type="string" table:style-name="ce1">
            <text:p>ZZ: drasl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rastic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á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CHECKDIRECTION</text:p>
          </table:table-cell>
          <table:table-cell office:value-type="string" table:style-name="ce1">
            <text:p>ZZ: souvisí s “dřít”, co je primárnější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rav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rát (V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rážd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b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do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řeň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ř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řep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řep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re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esin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řev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řez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hnou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if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i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řím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ři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ř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rin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ří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CHECKDIRECTION</text:p>
          </table:table-cell>
          <table:table-cell office:value-type="string" table:style-name="ce1">
            <text:p>ZZ: jak souvisí s drá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riv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řívějš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řív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rmol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obeč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robe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robek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drob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robounk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rob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rog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ol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oždí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ož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s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ůbe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u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uhořad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ruhý + řada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ržá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rž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rž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ž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rz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ualismu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uální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u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u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uchovn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uchovní (A)</text:p>
          </table:table-cell>
          <table:table-cell office:value-type="string" table:style-name="ce1">
            <text:p>CONVER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du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u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u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uk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ů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ol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jak spojit s dole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ů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um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u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un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u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up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up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u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ůraz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uš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us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ůsledek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bude souviset s “následek”/”sledovat”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ůsled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osled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us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us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ůstoj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ostá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už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vacít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vacet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vanáct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vanáct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veř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vojice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office:value-type="string" table:style-name="ce1">
            <text:p>ZZ: dva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voj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va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vouden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va + den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voudíl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va + díl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vouhr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vou + hra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dva, číslovk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voukřídl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va + křídlo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vů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ých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ycht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ýcha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ý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ý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ý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ynami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ynam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ynast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ýně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žb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že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žentlme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gentlema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žihá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žín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ží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žung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ž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ch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d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fek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g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kologi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kzé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l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lega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lektric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lektro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lektroni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lektr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lem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lf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limin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lip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li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lixí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mai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ai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mbarg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mblé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mbry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migr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mi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jmen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mirá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mí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mis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mit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m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mo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mocioná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mo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motiv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mo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n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nerg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nklá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norm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nti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ntropi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nvironmentá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nzy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poc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po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é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r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rek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ro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rup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se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semes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sem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se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senciá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sen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skor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s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st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stet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tabl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tap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ét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t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tik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tnik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éto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tu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ufor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ur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utanaz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vaku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akuu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evangeli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ventuál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vid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vok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vok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evolu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akt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cele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cel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excel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to nevi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xce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eku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emplá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hibi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xhib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xi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ist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kremen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xkur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oti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xo_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xpand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xpanz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xpand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xperim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per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plicit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_plicitní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xplod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plo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pon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por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xpres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_pre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xpresionismu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xpre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xtá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ter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xtra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tra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tré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abr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acelif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ace + lif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ac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ád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ajn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ajn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ajnšmek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aktor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ktum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ktur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kult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lang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ám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mózní</text:p>
          </table:table-cell>
          <table:table-cell office:value-type="string" table:style-name="ce1">
            <text:p>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natik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ndit</text:p>
          </table:table-cell>
          <table:table-cell office:value-type="string" table:style-name="ce1">
            <text:p>V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nfár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ntasy</text:p>
          </table:table-cell>
          <table:table-cell office:value-type="string" table:style-name="ce1">
            <text:p>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ntazie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ntom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r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rm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rmacie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sá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ascin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ašism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atál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au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au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avori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ax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á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azo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ejet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eminismu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é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e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enomé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enoty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eno_ + ty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nyk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ér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erdinan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jmen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stiva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iask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ia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íg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igu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igurí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igur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í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ik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il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ilt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iná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ina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iniš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in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irewal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ire + wal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ir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irmwar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irm + war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it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itness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ix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ix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ix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ix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fix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íz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jor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lá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lash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lashdis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lash + disk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laš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l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lét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lexibi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lex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ló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lorb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lor + _b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low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ňu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ob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ok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ól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ol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olkl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olk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olkló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on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o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ontá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oo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ó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orenz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or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ormulář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ormul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ormul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formul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or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ór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orvar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osf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osi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osili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oš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otba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ot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primárnější fotografie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o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ot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otr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oukat</text:p>
          </table:table-cell>
          <table:table-cell office:value-type="string" table:style-name="ce1">
            <text:p>V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oyer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agment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ajer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ak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akce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ank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ašk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áze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čet</text:p>
          </table:table-cell>
          <table:table-cell office:value-type="string" table:style-name="ce1">
            <text:p>V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ekvence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esk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éz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ont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ont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ug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undamentá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undamen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un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ung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ů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urt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ú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yzic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alax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aler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ama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am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ang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aran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ará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ar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arnitu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arson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auč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a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aze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ejzí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ener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enerál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generální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ener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ene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eniu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géniu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éni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enoci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epar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estap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es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het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iga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i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laci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ladiát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lazu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lób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lo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los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glos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lukó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ó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olf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ondo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ong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ori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ác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adi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af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affiti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afi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gra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r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a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amat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an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andsla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grand + sla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ra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anu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atul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áz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e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émi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i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ima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oš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otes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uláš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u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uru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us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uverné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ymnast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ymnázi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ymp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COLLOQ</text:p>
          </table:table-cell>
          <table:table-cell office:value-type="string" table:style-name="ce1">
            <text:p>ZZ: gymnáziu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ábi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ád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d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á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jdu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áj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jz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á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l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le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al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alé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l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ló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mburg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am + burger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ne, hamburg-er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andica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nebn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MISSEDBYSARKA</text:p>
          </table:table-cell>
          <table:table-cell office:value-type="string" table:style-name="ce1">
            <text:p>ZZ: hanb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angá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ppening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rampádí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rdwar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haré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rf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rmon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rmoni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armoni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has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tchbac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hattric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á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vár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varij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avári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havar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havári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havěť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vr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zar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bit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hýba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eb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edvábí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ej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ekta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eli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el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emoglobi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emž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enr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jmen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epatitid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erbici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eřmán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eroi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es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ez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ihň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istor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i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itparád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it + parád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la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lad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jak souvisí s hladk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lad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hla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la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la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led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led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l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lesnou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hla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líd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lí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lí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lod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lou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louč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lu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loup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lt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lubi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loub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hloub asi nebude v derinetu, tak od hluboký nebo hloubka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luch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lu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m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mat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mo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myz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n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ned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něd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ně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nís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ní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nízd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nou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nů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n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bb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bi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d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d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dl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d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d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hody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nebo hod (ale ten je homo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ody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hod, hodova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oj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ke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l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lt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lu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l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mini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m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n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norář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onor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ho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r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rizo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r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ř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rm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rnat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hor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orní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hor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orni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or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or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spi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spod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hospodář?/hospodař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ospodář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ospod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ospodár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ospodař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ospodi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stinský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ostine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ot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tov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ub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uf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usen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us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ušt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ust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ovad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v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věz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ovad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ov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v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ab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abě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á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ad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adlo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hrad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ra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anolk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ranole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r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řá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souvisí s “horký”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ráz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řb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řbito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d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d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ře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řebe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říbě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ři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ří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říd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ří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n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nou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o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o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řm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roma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o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ou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ou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oz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t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ub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uď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uš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ů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ryz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ub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ub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hube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uče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jak spojit s houka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ů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ulá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ul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umanismu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uman_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humán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um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um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um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um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urik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u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ust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uť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ut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věz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viz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vízd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hvízd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voz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ybri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ýč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ye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ygieni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ygien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hynou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ýř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yster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ýždě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yzd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de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de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dentic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dentifik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dne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n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do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dy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geli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gnor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hned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VARIANT</text:p>
          </table:table-cell>
          <table:table-cell office:value-type="string" table:style-name="ce1">
            <text:p>ZZ: hned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ko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legá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egální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lustr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lu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ag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agina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magin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maginár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imaginac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mis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mit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pedan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mperati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péri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plement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p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mplik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plik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mpon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ponova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stojí to za fantom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mpor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_por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mpozant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mproviz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mpul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pulzív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impulz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mun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dex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dic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dik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dik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ndividu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duk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nduk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nfantil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fark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fek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fla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f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form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fúz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úz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gredien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iciá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nici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iciati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jek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klin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klin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kluz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kontine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kou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ov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solven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olven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spek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spektorá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nspekto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spirativ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spir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stal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stant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stink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stitu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stitu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strum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tegri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ntegr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tegr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telek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telige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ten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tenzi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tenzív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terié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ter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tim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tr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tu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valid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nvalidní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a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ven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nven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entář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ert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erz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est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žený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zer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zulí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o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racioná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acionální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ri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ron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slá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zol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blk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ch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c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ádr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guá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ho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k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kbysme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mé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jakkol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a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jakkoliv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a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jakoby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PARENTCONJ</text:p>
          </table:table-cell>
          <table:table-cell office:value-type="string" table:style-name="ce1">
            <text:p>ZZ: jak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ak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jak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jaksepatří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ak + patř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jakž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a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jalov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á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nta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rmar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s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ás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smí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tk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VARIANT</text:p>
          </table:table-cell>
          <table:table-cell office:value-type="string" table:style-name="ce1">
            <text:p>ZZ: jatky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atky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VARIANT</text:p>
          </table:table-cell>
          <table:table-cell office:value-type="string" table:style-name="ce1">
            <text:p>ZZ: jatk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át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v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zy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zz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č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čm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denáct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jedenáct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jedi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eden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jed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dna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PARENTNUM</text:p>
          </table:table-cell>
          <table:table-cell office:value-type="string" table:style-name="ce1">
            <text:p>ZZ: jeden</text:p>
          </table:table-cell>
          <table:table-cell office:value-type="string" table:style-name="ce1">
            <text:p>ZZ: viz Rejzek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jednič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jeden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jednoden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eden + den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jednolit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eden + litý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jedno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jeden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jedno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edna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office:value-type="string" table:style-name="ce1">
            <text:p>ZZ: jeden ?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jeh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hně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l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m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n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ptiš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řá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skyně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s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ště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ště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střá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t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v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z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ž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zero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jez</text:p>
          </table:table-cell>
          <table:table-cell office:value-type="string" table:style-name="ce1">
            <text:p>ZZ: viz Rejzek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jíc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i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ik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í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il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inam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jak spojit s jinde, jin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inde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jin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inovat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i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iřin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ZZ: Jiří/Jiřina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isk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ís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ist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í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itr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iž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ízdár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jezd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jízliv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iz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mé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mou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od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VARIANT</text:p>
          </table:table-cell>
          <table:table-cell office:value-type="string" table:style-name="ce1">
            <text:p>ZZ: jód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óg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ogur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oi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oj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onath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ourna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ü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ubile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udikatur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judi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udo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unior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ustice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baret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bát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bel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bel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bin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briolet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áč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ácet</text:p>
          </table:table-cell>
          <table:table-cell office:value-type="string" table:style-name="ce1">
            <text:p>V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chn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cíř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áď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deř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ádr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h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ja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ju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ka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kt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lami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lci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lhot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alhot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alhot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lib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li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l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lor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lu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m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mará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mél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ám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me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mió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mkol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a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am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mpaň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mp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ms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a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an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nap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ncelá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nclé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ndid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ndid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áně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n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áno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nó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ň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án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nonád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ano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anoný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novní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ntá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nt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ntý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ny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nyst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olí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aoli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apaci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pacit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ápě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pe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pilár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apil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apit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pit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pito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p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pk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apk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ap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ápnou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áp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po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p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pr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p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ps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puce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pust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ár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rabin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raf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ramel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rantén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árat</text:p>
          </table:table-cell>
          <table:table-cell office:value-type="string" table:style-name="ce1">
            <text:p>V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ravan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ravan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rbanátek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rdinál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rgo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ri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riér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rikatur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rlovarsk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arlovy Vary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ar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rneva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ár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ár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arosér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rot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r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rtáč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rt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rt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sár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š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š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si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ská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š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s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št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stel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stro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talog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ta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tar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tast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tastrof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teche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ted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tegor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tod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atolí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u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uču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u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uzá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á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val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viá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zaj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áz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z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az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belí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de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dekol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d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depa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d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de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de</text:p>
          </table:table-cell>
          <table:table-cell office:value-type="string" table:style-name="ce1">
            <text:p>VARIAN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kdovíja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do + vědět + ja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dy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dykoli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souvisí s kdekoli/kudykoli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ec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eču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elím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e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eram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haki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i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ing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i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iwi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ábos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ac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á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ad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la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laks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am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aně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klon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lap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lap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larin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a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as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ás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ášt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ast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á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au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auzu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áve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aví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eč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eno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enou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e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lep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lep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es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eště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íč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íč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líček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nebo klíč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li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i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i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í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in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i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išé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is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íště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í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obá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obou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ok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on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op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opýt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lopýtnou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lou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ouz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u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ubk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lu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lus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m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mí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mit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mitnou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mitoče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mot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nedlí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něz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ni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ní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noflí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no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ňuč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a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al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ber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b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ba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morfflex nezná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obli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b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by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čá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ch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čí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č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cov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ó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d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dex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efici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fei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fo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gnitiv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hez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ohez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hou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ój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j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kai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ko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kpi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k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kt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ktej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láč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lap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lá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léb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le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leg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legi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le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lek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lekti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lemjdouc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lemjdoucí (A)</text:p>
          </table:table-cell>
          <table:table-cell office:value-type="string" table:style-name="ce1">
            <text:p>CONVERS</text:p>
          </table:table-cell>
          <table:table-cell office:value-type="string" table:style-name="ce1">
            <text:p>ZZ: zpodstatnělá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olemjdouc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olem_ <text:s/>+ _jdoucí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ole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libří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l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lís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li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lm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olm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o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lobě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lo + běh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loběž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lo + běže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l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lo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loná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lonialismu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loni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loniá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oloni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lon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lori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lor_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lo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losá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olo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lotoč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ó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and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á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bi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biné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bin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ed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ent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for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ik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iks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mik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mí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is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na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o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odi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o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pak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pa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patibi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mpenz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mpete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plementár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omplemen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mpl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plex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pli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plik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plimen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mpon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pon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mpo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po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pozi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mpres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_pre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mpromi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u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unik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munismu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mun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omuni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ňa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centr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oncert</text:p>
          </table:table-cell>
          <table:table-cell office:value-type="string" table:style-name="ce1">
            <text:p>SARKAWRONG</text:p>
          </table:table-cell>
          <table:table-cell office:value-type="string" table:style-name="ce1">
            <text:p>ZZ: to n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oncep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ceptuá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oncep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oncer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cer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ces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četi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nč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onci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d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do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ejš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ekt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ne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fere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flik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form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front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ngrega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_grega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ngre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kre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n_ + _kre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nkrét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kur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kur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opí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rá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sen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sorciu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nstan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nstat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stela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nstel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nstruk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nstru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nstru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on_ + _stru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ntak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tejn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tex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tin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tinui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ntinuu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ntinuu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n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tra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tro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tr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ontrola</text:p>
          </table:table-cell>
          <table:table-cell office:value-type="string" table:style-name="ce1">
            <text:p>SARKAWRONG</text:p>
          </table:table-cell>
          <table:table-cell office:value-type="string" table:style-name="ce1">
            <text:p>ZZ: to n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ontu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ven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onverz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nvert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onverz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onvoj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onzer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zervativ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onzervatoř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nzerv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onzisten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nzistentní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onzo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zo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zu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zult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nz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p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p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p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pí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p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p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pret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při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pule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VARIANT</text:p>
          </table:table-cell>
          <table:table-cell office:value-type="string" table:style-name="ce1">
            <text:p>ZZ: kupo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opy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rá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r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rálk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rále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or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rb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r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rek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rig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orekt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orekce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to neví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orektur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rekce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to nevi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oř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responden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respond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orespond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oriand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rid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rig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ři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rmid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rnou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rouhe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ro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rpora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rporát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orporá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orun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rupce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rýš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ryto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rzet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s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š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s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šile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smetik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smos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st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ště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stel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stým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ót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t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t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tli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te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tní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touč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trmel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t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uč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u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ukej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uk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u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up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u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us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ousnou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ou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u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uz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vboj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owbo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o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zač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zá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ozák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různé etymo, podle hom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ozoro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za + roh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a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ab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a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a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á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a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ás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CHECKDIRECTION</text:p>
          </table:table-cell>
          <table:table-cell office:value-type="string" table:style-name="ce1">
            <text:p>ZZ: krásný od krása, nebo obráceně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rás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át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át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át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á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av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ava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ážem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č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krk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rč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eativ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řeč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řeč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eden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edi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éd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řeh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ejca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ejč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ráje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ré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řem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ř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esl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řes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ře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řtí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reté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e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ev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ří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říd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ři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imin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řišťá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krystal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ritéri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it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řiv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ří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řižá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říž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ri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říže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říž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křižovatka</text:p>
          </table:table-cell>
          <table:table-cell office:value-type="string" table:style-name="ce1">
            <text:p>N</text:p>
          </table:table-cell>
          <table:table-cell office:value-type="string" table:style-name="ce2">
            <text:p>křiž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r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kolom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rk + lom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rm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oc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o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okodý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on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o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oup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ou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t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u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umpáč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VARIANT krompáč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runý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ůpě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upobit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roupa + bití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rus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ů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ut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ych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yp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y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ysta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rý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šef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sich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št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terak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PARENTPRON</text:p>
          </table:table-cell>
          <table:table-cell office:value-type="string" table:style-name="ce1">
            <text:p>ZZ: souvisí s kter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ubí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chyně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d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dr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dy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f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k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kl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ukl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ukuř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ů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lh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li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l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ltiva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ump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ůň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p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pé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p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oupě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upodiv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odiv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upole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VARIANT</text:p>
          </table:table-cell>
          <table:table-cell office:value-type="string" table:style-name="ce1">
            <text:p>ZZ: kopul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upó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upon</text:p>
          </table:table-cell>
          <table:table-cell office:value-type="string" table:style-name="ce1">
            <text:p>VARIAN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kupřed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řed</text:p>
          </table:table-cell>
          <table:table-cell office:value-type="string" table:style-name="ce1">
            <text:p>PARENTPREPOS</text:p>
          </table:table-cell>
          <table:table-cell office:value-type="string" table:style-name="ce1">
            <text:p>ZZ: předlož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ů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ú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ů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rát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rá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rióz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r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r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rý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rz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tál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t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out (V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ůž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už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vád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vali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vant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var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vart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varte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vart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vě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věte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vě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víl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vit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vó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ýb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COLLOQ</text:p>
          </table:table-cell>
          <table:table-cell office:value-type="string" table:style-name="ce1">
            <text:p>ZZ: jak spojit s kbelík/kyblík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ýč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yč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ý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ymác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ynou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ypr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ysel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ky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ý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yta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yt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ý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ývnou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ýže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bil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borato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buť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byri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cht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č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de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d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ád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d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ág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gu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he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áhe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i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á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lo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me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mi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mp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ň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ný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p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pto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ap_ + _to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r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s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ás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ska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lásk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as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stu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ť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t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át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ure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á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v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av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áv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ázeň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easing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chtat</text:p>
          </table:table-cell>
          <table:table-cell office:value-type="string" table:style-name="ce1">
            <text:p>V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d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gální</text:p>
          </table:table-cell>
          <table:table-cell office:value-type="string" table:style-name="ce1">
            <text:p>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gend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gie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gíny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gislativ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gitimní</text:p>
          </table:table-cell>
          <table:table-cell office:value-type="string" table:style-name="ce1">
            <text:p>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go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grace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hký</text:p>
          </table:table-cell>
          <table:table-cell office:value-type="string" table:style-name="ce1">
            <text:p>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jstro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ék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kat</text:p>
          </table:table-cell>
          <table:table-cell office:value-type="string" table:style-name="ce1">
            <text:p>V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kce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kní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ektva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el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e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en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jmen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lep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CHECKDIRECTION</text:p>
          </table:table-cell>
          <table:table-cell office:value-type="string" table:style-name="ce1">
            <text:p>ZZ: není primárnější lep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epš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lepší</text:p>
          </table:table-cell>
          <table:table-cell office:value-type="string" table:style-name="ce1">
            <text:p>COMPAR</text:p>
          </table:table-cell>
          <table:table-cell office:value-type="string" table:style-name="ce1">
            <text:p>ZZ: dobr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e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ešen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lesknou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e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etarg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et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etmo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letm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é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etopoče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leukém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e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evandu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ev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evhar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evn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ev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lev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ev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ež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lá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ležá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ež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léz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hostejn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MISSEDBYSARKA</text:p>
          </table:table-cell>
          <table:table-cell office:value-type="string" table:style-name="ce1">
            <text:p>ZZ: C</text:p>
          </table:table-cell>
          <table:table-cell office:value-type="string" table:style-name="ce1">
            <text:p>ZZ: ?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hů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á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íb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ber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íbezn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MISSEDBYSARKA</text:p>
          </table:table-cell>
          <table:table-cell office:value-type="string" table:style-name="ce1">
            <text:p>ZZ: lib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ib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bre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í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ce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chot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jak spojit s lich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ich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íd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g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í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íheň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í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líhnou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já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liké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kvid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l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l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mi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moná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muzí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n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neár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ngvist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n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noleu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nou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í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íp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pi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šejní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iše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š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š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š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st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í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tan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ít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lét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te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thi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íto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t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turg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iv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íz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ajál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bb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ci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ocu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oď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divo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oď + vés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ody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dž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g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g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gisti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og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ká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u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ok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k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komoti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k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mc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ňsk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loni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opa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r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so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ter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terij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teri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lot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uč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ud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u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u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up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ut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už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ovi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óž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ožisk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eže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p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ub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oubi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ucer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u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u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ouk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ukrativ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um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u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ů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up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uštěni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uš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ust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ux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yr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ys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ýtk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yž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ze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ží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č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cec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č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ách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áchnou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china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ch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č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áčknou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da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dam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demoisel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d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f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gazí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g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gist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gistrá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g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gná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gn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g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i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á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já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jest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joné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j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á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klé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kr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lár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álem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mál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lé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licher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l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linkat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link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álo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mal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l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l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á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mu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nagem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naž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nd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nd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név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névr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anév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ng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ng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án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nife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nikúr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ani_ + kúr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nipul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nk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ntin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nt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nu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nufaktur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nže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vlastně kompozitum malžen a přesmyčka, speciální typ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nž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p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r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jmen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rgar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rginál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rihua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r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riná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ringot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r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rk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rketing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rkrabě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rabě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kýz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rmelá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rš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rxismu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arx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ž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sak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sá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š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si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s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sko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š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ás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s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sopu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aso + pů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sožrav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so + žrav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az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ás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st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astek</text:p>
          </table:table-cell>
          <table:table-cell office:value-type="string" table:style-name="ce1">
            <text:p>SARKAWRONG</text:p>
          </table:table-cell>
          <table:table-cell office:value-type="string" table:style-name="ce1">
            <text:p>ZZ: DER mastn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áť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spojit s matka/matička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á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tad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tčin</text:p>
          </table:table-cell>
          <table:table-cell office:value-type="string" table:style-name="ce1">
            <text:p>A</text:p>
          </table:table-cell>
          <table:table-cell office:value-type="string" table:style-name="ce2">
            <text:p>matk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temat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teri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ti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atk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t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tr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tr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trix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tur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turit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uzole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á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xim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jak spojit s maximální/maximum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xim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z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zl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dl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and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č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čbo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atchbol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ecenáš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ě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chan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ěď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dai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dailó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edailo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edailon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edailo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edicí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dikamen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edik_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edi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dit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édi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dvě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jd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ěk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ěl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lou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mbrá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men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morandu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emori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nhi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ěn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nši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enší</text:p>
          </table:table-cell>
          <table:table-cell office:value-type="string" table:style-name="ce1">
            <text:p>COMPAR</text:p>
          </table:table-cell>
          <table:table-cell office:value-type="string" table:style-name="ce1">
            <text:p>ZZ: mal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ent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nu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ěř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primárnější míra, nebo měři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eruň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siáš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ěsí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ěsíční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ěsí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eši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ěs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t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t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é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eto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t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tr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z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z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ezer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mez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houř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íč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íc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ích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gré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gr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íh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íje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inou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ik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kro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kroorganism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í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léni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liar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l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lió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litant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l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lý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m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mi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mo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PARENTPREPOS</text:p>
          </table:table-cell>
          <table:table-cell office:value-type="string" table:style-name="ce1">
            <text:p>ZZ: souvisí s předložkou mimo (takových bude víc, mělo by se zpracovat systematicky, třeba naproti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i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nar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ner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ni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niatur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ini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inimál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nist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ín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spojit s mní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inori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n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nus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nu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í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íř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s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s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ís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s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s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ís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íst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íst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í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ítin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eeting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itochondriá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office:value-type="string" table:style-name="ce1">
            <text:p>MISSEDBYSARKA</text:p>
          </table:table-cell>
          <table:table-cell office:value-type="string" table:style-name="ce1">
            <text:p>ZZ: mitochondri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ix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í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ze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zér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z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lad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lá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lč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lčk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lč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lék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l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lí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lo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luvčí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MISSEDBYSARKA</text:p>
          </table:table-cell>
          <table:table-cell office:value-type="string" table:style-name="ce1">
            <text:p>ZZ: mluv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luv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ni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nohd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de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C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nohe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noh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noh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od mnoho, nebo obráceně? (ale vztah by tam být měl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nou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nož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noh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obi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biliá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c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č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čá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oči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oci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ó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odu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ó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d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de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der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oderní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oder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dl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drobíl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odrý + bílý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odr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du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d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hut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hy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k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jak spojit s močit/mokr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křa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okr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o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leku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l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m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nit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nsieu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nstróz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onstru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onstr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ntérk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onté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ont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num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rál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orální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orbid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rč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ř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rfi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saz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t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ti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t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tori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oto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ot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tý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uc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udr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u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vit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za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z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ra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rakodra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ram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ra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raven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ráz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ří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r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rknou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rke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rňou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rňavý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rs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rš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rtv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rze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jak spojit s mrzký, mrzut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š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š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s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uchomůr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udr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udr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u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uč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um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uml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un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ů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us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usi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ušk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ušketý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ušket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uš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usli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u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ú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uze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uz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uzik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ýl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y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yš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ysl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yst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ý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ý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ýt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z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žour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bád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bád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ábě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abě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bíze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abídnout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dohledat, proč se to nepořešilo s vidy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blízk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lízk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čas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ča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čež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PARENTPRON</text:p>
          </table:table-cell>
          <table:table-cell office:value-type="string" table:style-name="ce1">
            <text:p>ZZ: zájmeno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áčin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čin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cionál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cism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čí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č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da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dále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dál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dán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á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dbyt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ádec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adec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ádení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ádhe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dhoz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adhod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dlož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ež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dmír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ír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ádob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dobr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obr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dosmrt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osmrti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dpřiroze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řiroze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dřízený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adříd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ňadr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drobn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robn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dstandar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tandar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dt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PARENTPRON</text:p>
          </table:table-cell>
          <table:table-cell office:value-type="string" table:style-name="ce1">
            <text:p>ZZ: zájmeno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dzem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zem</text:p>
          </table:table-cell>
          <table:table-cell office:value-type="string" table:style-name="ce1">
            <text:p>LATTICE</text:p>
          </table:table-cell>
          <table:table-cell office:value-type="string" table:style-name="ce1">
            <text:p>ZZ: nebo zemní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f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hat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ah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áhl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áhodou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MISSEDBYSARKA</text:p>
          </table:table-cell>
          <table:table-cell office:value-type="string" table:style-name="ce1">
            <text:p>ZZ: náhod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hrub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hrubý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nejednotně s naširoko apod.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h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jedno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ednou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jednou je víceznačné, ale v derinetu je asi jen příslovce, nikoli číslovka, která by tu byla vhodnější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ájem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áje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jemn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emný</text:p>
          </table:table-cell>
          <table:table-cell office:value-type="string" table:style-name="ce1">
            <text:p>LATTICE</text:p>
          </table:table-cell>
          <table:table-cell office:value-type="string" table:style-name="ce1">
            <text:p>ZZ: nebo jemno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jevo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souvisí se zjevit/jevi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koli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oli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křiv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řiv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kroč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roč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álev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alé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léz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zkontrolovat vztah s naleznout, nález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mátko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amátk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áměstek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na místo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ámě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amít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místě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ísto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nastane homonymi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mít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amít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mol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ámraz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amrz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nebevzet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be + vz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nejvýš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ejvýš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ni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ic</text:p>
          </table:table-cell>
          <table:table-cell office:value-type="string" table:style-name="ce1">
            <text:p>PARENTPRON</text:p>
          </table:table-cell>
          <table:table-cell office:value-type="string" table:style-name="ce1">
            <text:p>ZZ: zájmeno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ok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k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páje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apoj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ápla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pln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ln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podob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odob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ápoj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apoj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pomín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apome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poprvé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oprvé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posle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_posled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nebo od poslední?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naprázdn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rázdn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pře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řed</text:p>
          </table:table-cell>
          <table:table-cell office:value-type="string" table:style-name="ce1">
            <text:p>PARENTPREPOS</text:p>
          </table:table-cell>
          <table:table-cell office:value-type="string" table:style-name="ce1">
            <text:p>ZZ: předložka nebude v derinetu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naprot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roti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ářadí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MISSEDBYSARKA</text:p>
          </table:table-cell>
          <table:table-cell office:value-type="string" table:style-name="ce1">
            <text:p>ZZ: řád</text:p>
          </table:table-cell>
          <table:table-cell office:value-type="string" table:style-name="ce1">
            <text:p>ZZ: viz Rejzek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rativn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arac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rci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rkó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árok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říci (jako výrok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nárož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áruč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uk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áruživ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růžověl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ůžově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rychl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ychl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schvá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_schvá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šine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áš</text:p>
          </table:table-cell>
          <table:table-cell office:value-type="string" table:style-name="ce1">
            <text:p>PARENTPRON</text:p>
          </table:table-cell>
          <table:table-cell office:value-type="string" table:style-name="ce1">
            <text:p>ZZ: zájmeno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skýt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askyt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ásledn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LATTICE</text:p>
          </table:table-cell>
          <table:table-cell office:value-type="string" table:style-name="ce1">
            <text:p>ZZ: následovat, nebo sled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slep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lep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snadě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snadn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ásob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spěch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pěch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ástrah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astraž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such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uchý</text:p>
          </table:table-cell>
          <table:table-cell office:value-type="string" table:style-name="ce1">
            <text:p>LATTICE</text:p>
          </table:table-cell>
          <table:table-cell office:value-type="string" table:style-name="ce1">
            <text:p>ZZ: nebo sucho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ť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t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PARENTPRON</text:p>
          </table:table-cell>
          <table:table-cell office:value-type="string" table:style-name="ce1">
            <text:p>ZZ: zájmeno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tožpa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atož + pa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trval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rvalo</text:p>
          </table:table-cell>
          <table:table-cell office:value-type="string" table:style-name="ce1">
            <text:p>LATTICE</text:p>
          </table:table-cell>
          <table:table-cell office:value-type="string" table:style-name="ce1">
            <text:p>ZZ: derinet asi trvalo nezná, takže k trvalý (za fantom to nestojí), ale kazí se tím analogie k dočist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átu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tvrd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vrd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večer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eč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věk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ěky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věk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vene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ene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ví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í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vig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vlék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vlé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ávrš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rch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vštív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výsos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ýso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vzdor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zdo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vždyck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ždyck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zby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zbý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zítří</text:p>
          </table:table-cell>
          <table:table-cell office:value-type="string" table:style-name="ce1">
            <text:p>D</text:p>
          </table:table-cell>
          <table:table-cell office:value-type="string" table:style-name="ce1">
            <text:p>zítr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živ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živ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živ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živ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živý, živo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žloutl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žlut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zpaměť</text:p>
          </table:table-cell>
          <table:table-cell office:value-type="string" table:style-name="ce1">
            <text:p>D</text:p>
          </table:table-cell>
          <table:table-cell office:value-type="string" table:style-name="ce1">
            <text:p>zpaměti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zpět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VARIANT</text:p>
          </table:table-cell>
          <table:table-cell office:value-type="string" table:style-name="ce1">
            <text:p>ZZ: zpě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ázvoslov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ázev + slov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andertálec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VARIANT</text:p>
          </table:table-cell>
          <table:table-cell office:value-type="string" table:style-name="ce1">
            <text:p>ZZ: neandrtálec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andrtálec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VARIANT</text:p>
          </table:table-cell>
          <table:table-cell office:value-type="string" table:style-name="ce1">
            <text:p>ZZ: neandertálec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b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bezpečí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EGLATTICE</text:p>
          </table:table-cell>
          <table:table-cell office:value-type="string" table:style-name="ce1">
            <text:p>ZZ: bezpečí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bezpečn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bezpečné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bezpečnos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boh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ch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činn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činn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činnos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čisto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čist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čistota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dáv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ávno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nedávn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dohled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dohledn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asi dohledný/dohlédnou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dokonal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dokonalý</text:p>
          </table:table-cell>
          <table:table-cell office:value-type="string" table:style-name="ce1">
            <text:p>NEGLATTIC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edopal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doplatit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dopál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dopatřen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patři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dostatečn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dostatečn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jak s negací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dostatek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string" table:style-name="ce1">
            <text:p>ZZ: dostatek/stač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dozír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ozřít</text:p>
          </table:table-cell>
          <table:table-cell office:value-type="string" table:style-name="ce1">
            <text:p>NEGLATTIC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edůvěr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ůvěr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fér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é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gativ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g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ě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h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horáz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hyb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ehýbat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hybn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j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jina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ina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jisto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jist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jistota? (podobně nezaměstnaný apod.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jprve</text:p>
          </table:table-cell>
          <table:table-cell office:value-type="string" table:style-name="ce1">
            <text:p>D</text:p>
          </table:table-cell>
          <table:table-cell table:number-columns-repeated="2" table:style-name="ce1"/>
          <table:table-cell office:value-type="string" table:style-name="ce1">
            <text:p>ZZ: k první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kli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li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ěkoliker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ěkolik</text:p>
          </table:table-cell>
          <table:table-cell office:value-type="string" table:style-name="ce1">
            <text:p>PARENTPRON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koneč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konečn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konečno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kta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lib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lib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libos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mil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ilost</text:p>
          </table:table-cell>
          <table:table-cell office:value-type="string" table:style-name="ce1">
            <text:p>NEGLATTIC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emíst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ístný</text:p>
          </table:table-cell>
          <table:table-cell office:value-type="string" table:style-name="ce1">
            <text:p>NEGLATTIC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emotor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otorný</text:p>
          </table:table-cell>
          <table:table-cell table:style-name="ce1"/>
          <table:table-cell office:value-type="string" table:style-name="ce1">
            <text:p>ZZ: není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movitos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EGLATTICE</text:p>
          </table:table-cell>
          <table:table-cell office:value-type="string" table:style-name="ce1">
            <text:p>ZZ: nemovit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možn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možn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možnos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ěm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nadál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adít</text:p>
          </table:table-cell>
          <table:table-cell office:value-type="string" table:style-name="ce1">
            <text:p>NEGLATTIC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eoblom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blomit</text:p>
          </table:table-cell>
          <table:table-cell office:value-type="string" table:style-name="ce1">
            <text:p>NEGLATTIC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eocho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chota</text:p>
          </table:table-cell>
          <table:table-cell office:value-type="string" table:style-name="ce1">
            <text:p>NEGLATTIC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eochvěj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chvět</text:p>
          </table:table-cell>
          <table:table-cell office:value-type="string" table:style-name="ce1">
            <text:p>NEGLATTIC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e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platn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platn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spíš platn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plodn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plodn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plodn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pohod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hod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pohodl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hodlí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posed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eposedět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posedě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poznán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poznat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spíš pozna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pozorn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pozorn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pozorný asi nebud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přátelstv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přítel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přátelství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pravideln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pravideln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pravidelnos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přeber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epřebrat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přebra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přesn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přesn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přesnos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příjemn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příjemn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příjemnos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příliš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říliš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přítomn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přítomn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přítomnos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přízeň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řízeň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prospěc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ospěch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ře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rovn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rovn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rovnos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rovnováh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vnováh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rozluč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zlouč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r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sčet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ečí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schopn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schopn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schopnos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shod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hod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skuteč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skutečné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skutečno? Navíc neskutečné není základní tvar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smlouvav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mlouvat</text:p>
          </table:table-cell>
          <table:table-cell office:value-type="string" table:style-name="ce1">
            <text:p>NEGLATTIC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esmrteln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smrteln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smrtelnos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snáz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snad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soula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oula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spav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spav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spavos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spoče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spočí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spokojen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spokojen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spokojenos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és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stabili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stabilní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stabilit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šťastní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šťast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štov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stran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tran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švar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MISSEDBYSARKA</text:p>
          </table:table-cell>
          <table:table-cell office:value-type="string" table:style-name="ce1">
            <text:p>ZZ: švarn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svobod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vobod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tboo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t + boo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te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tknut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etknout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tknou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topý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třeb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řeb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trpěliv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trpěliv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trpělivost? (netrpělivý asi nebude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úča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úča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úpros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upros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určit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určit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jak s negací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ur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uróz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uro_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úspěc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úspěch</text:p>
          </table:table-cell>
          <table:table-cell table:style-name="ce1"/>
          <table:table-cell office:value-type="string" table:style-name="ce1">
            <text:p>ZZ: všechny zamrzlé negace by se daly vzít jedním vrze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ustál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ustat</text:p>
          </table:table-cell>
          <table:table-cell table:style-name="ce1"/>
          <table:table-cell office:value-type="string" table:style-name="ce1">
            <text:p>ZZ: nebo stálý? máme ustál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utri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utr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utuchajíc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eutuch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vědom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vědom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vědomí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vědomk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evědět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spíš vědě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vědom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vědět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vědomost? (nevědět asi nebude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věs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vidomý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vidět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vidě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vi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n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viňátk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vin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vinn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vin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vrl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nějak složitě s vařit/vří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výhod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ýhod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wt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wto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x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záj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áje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zaměstnanos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EGLATTICE</text:p>
          </table:table-cell>
          <table:table-cell office:value-type="string" table:style-name="ce1">
            <text:p>ZZ: zaměstnanos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zaměstnaný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zaměstnaný (A)</text:p>
          </table:table-cell>
          <table:table-cell office:value-type="string" table:style-name="ce1">
            <text:p>CONVER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ezávisl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závisl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závislos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zda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da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zkrot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zkrot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znal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znal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bo znalos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znám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znám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spíš znám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známý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námý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tady nastane homonymi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zvěst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zvědě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ičem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ič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ič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PARENTPRON</text:p>
          </table:table-cell>
          <table:table-cell office:value-type="string" table:style-name="ce1">
            <text:p>ZZ: nic (Rejz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ico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ic</text:p>
          </table:table-cell>
          <table:table-cell office:value-type="string" table:style-name="ce1">
            <text:p>PARENTPRON</text:p>
          </table:table-cell>
          <table:table-cell office:value-type="string" table:style-name="ce1">
            <text:p>ZZ: nic jako zájmeno asi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ik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ikoti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iktera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terak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imro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iss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i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itr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i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íz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óbl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ble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cle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c + leže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o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min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ominu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nstop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on + stop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r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nořit s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oř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r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tář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te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t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u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ve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v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zd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ua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u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ud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ukleár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ukleoti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ukleo_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u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u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utrič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ů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ymf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yní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á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bchůz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bcház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div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ivi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bdivuhod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dob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ob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bě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běs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ěš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ěť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bětav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bět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éz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bezřet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bezř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hlíd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hlíd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hlíže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ohlíd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íh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obě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ilí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bilovi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bilí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jasn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jas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jek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bjem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od obejmou/objíma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bjížď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bjet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nebo objíždě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bla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blas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zajímavé, z ob-vlast - ovládané jedním vladařem (Rejzek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bláz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bl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ligát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lud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bloud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l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bno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bnáš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oč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k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ohat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bohat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oj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b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břa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řá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ran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brán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braz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brub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broub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ruč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bscén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servatoř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skur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bstruk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uš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uš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vod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vés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bvykl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zvyk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byče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bydl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ydl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bývá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bývací</text:p>
          </table:table-cell>
          <table:table-cell office:value-type="string" table:style-name="ce1">
            <text:p>OTH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oca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ce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c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c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chrom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hrom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chut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huť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cit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ocit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čivid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či + vidě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ct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ocitnout</text:p>
          </table:table-cell>
          <table:table-cell office:value-type="string" table:style-name="ce1">
            <text:p>VARIANT</text:p>
          </table:table-cell>
          <table:table-cell office:value-type="string" table:style-name="ce1">
            <text:p>ZZ: 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ó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dcho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dch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dál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dáli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fakt to stojí za fantoma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dden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ZZ: DER dn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dedávn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ávn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emy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odem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é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desl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sla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kandidá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devša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šad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ezv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vá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hade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dha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had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hád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i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iv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jakživ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jinu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ind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kd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d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kud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souvisí s kudy/kde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dkudkol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dku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kuds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dku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lehč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lehk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lét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odletě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lit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dl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mal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l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mít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míta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kandidá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dml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dmlč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něku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ěkd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nepamět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epaměť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pamě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dniku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ikd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nož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h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ol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dola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fantom, zdola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dp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dpál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počí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odpoči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pověd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dpovíd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půr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dpor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shor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hor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souzený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dsoud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stín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stín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dstře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dstřel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stu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dstoup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sud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jak spojit s dosud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dsu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dsu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tažit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dtá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teď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eď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to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dtéci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dva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dvět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ět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dvětv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ěte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fenziv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_fenziv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fenzí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ficiál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f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fsaj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ffsid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hav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heň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hla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la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h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háně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hře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hří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jediněl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ediný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kamžit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kamžik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kázal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áz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kli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k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k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kolk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kole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ko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k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kre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ktaed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kupa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kup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kur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kurek</text:p>
          </table:table-cell>
          <table:table-cell office:value-type="string" table:style-name="ce1">
            <text:p>VARIAN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okus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kusi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fantom i k zakusit? nebo od kousnout/kousa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le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li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lov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lš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ltá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meg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mel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mráč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rak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n-line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nak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nehd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dy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nlin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n_ + _lin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pa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padnou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pa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pak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p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pa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paři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pa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p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p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pencar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pen + card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per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pět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p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pi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plách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pláchnou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fantom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plý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ly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pomíje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opome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pon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pon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por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př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právn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ráv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prost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rost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pt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ptim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p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r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rchest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rdin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ře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r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rg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rganiz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rgasmus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VARIANT</text:p>
          </table:table-cell>
          <table:table-cell office:value-type="string" table:style-name="ce1">
            <text:p>ZZ: orgazmu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rgazmu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rgasmus</text:p>
          </table:table-cell>
          <table:table-cell office:value-type="string" table:style-name="ce1">
            <text:p>VARIAN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org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rient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rigin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rlo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rnam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rod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rt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samě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á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scil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s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s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siv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s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škliv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sln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sm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sm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smifinál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sm + finále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sob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stat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st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st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stěn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těn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stroh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asi ostr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stro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struh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DER ostr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stružin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ostr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str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styc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stých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stýcha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stydě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sud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souvisí se “soudit” “soud”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svobozeneck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svobozene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táčk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tál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t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tevří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vří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a zavřít, nebyl to v 2.0 kandidát na fantomový lexém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těž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etymologicky táhnou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t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to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téci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trok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říci, ale to je asi dávná etymologi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ukej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utdoorov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utdoo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utfi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utsid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utsid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va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vá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v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ve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vo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xi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zdrav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zdrav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zó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zon</text:p>
          </table:table-cell>
          <table:table-cell office:value-type="string" table:style-name="ce1">
            <text:p>VARIAN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ozube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zub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a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ách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ci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d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desát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adesá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adesátní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adesát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ád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asi od padat (Rejz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ád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dou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hor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or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ahý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k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k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k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lá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lačin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lan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l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l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liativ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l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lisá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ál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l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lub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měť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měti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aměť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mpeliš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ncí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n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ndu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n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áne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n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nt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ntof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pá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pe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pí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pr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prs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pyr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á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á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rá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radigm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ara_ + _dig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dox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rafráz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ara_ + fráz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le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ralyz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ara_ + lyz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anoi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rap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ř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ár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razi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ce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rcha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rciá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d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řez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rfé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r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r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k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rk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árk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árek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lam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r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áři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r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rticip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rt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rtn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rtyz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ru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á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sá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ás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á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šij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siv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sivu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š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ás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s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št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átek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PARENTNUM</text:p>
          </table:table-cell>
          <table:table-cell office:value-type="string" table:style-name="ce1">
            <text:p>ZZ: pátý</text:p>
          </table:table-cell>
          <table:table-cell office:value-type="string" table:style-name="ce1">
            <text:p>ZZ: číslovka nebude v derinetu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at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t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át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áte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t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tnáct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atnáct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ato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átr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triciu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jmen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atrio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tř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tr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tr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tro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ušá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ušá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u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á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vi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vil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viló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vlač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vou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ž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éč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eč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ečeť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éci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c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d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eling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gmati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k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ěk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le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l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lot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lyně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ě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ná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nal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ndl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end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eni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níz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n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nzió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enzio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ep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rcep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ře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rfekt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rforman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erformovat</text:p>
          </table:table-cell>
          <table:table-cell office:value-type="string" table:style-name="ce1">
            <text:p>CHECKDIRECTION</text:p>
          </table:table-cell>
          <table:table-cell office:value-type="string" table:style-name="ce1">
            <text:p>ZZ: nebo obráceně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ergam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rgo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r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rní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r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ró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rson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rspekti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rviti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rzeku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e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ěš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ěší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simism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ě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stici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es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str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t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ětistov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ět + stovka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etrž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ugeo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v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hotosho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hoto + shop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ia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íč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ích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íchnout</text:p>
          </table:table-cell>
          <table:table-cell office:value-type="string" table:style-name="ce1">
            <text:p>CHECKDIRECTIO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íď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i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igm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i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ikant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ikni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i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í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ilí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ilo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ilot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VARIANT</text:p>
          </table:table-cell>
          <table:table-cell office:value-type="string" table:style-name="ce1">
            <text:p>ZZ: pilot_Nmi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inz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ioný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íp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ir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ís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ísemk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písmo? písemn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ís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iško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ískov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íse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ísmeno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písmo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í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išt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isto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í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itom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it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ix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ižm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iz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a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áč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lak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lác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lác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lacat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pláca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laceb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acen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ach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ach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ahoč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a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a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ak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ak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an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ankt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antá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ápol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aš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lachý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la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á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ášť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asti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lastický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l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at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atform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lat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a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át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a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a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av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CHECKDIRECTION</text:p>
          </table:table-cell>
          <table:table-cell office:value-type="string" table:style-name="ce1">
            <text:p>ZZ: plava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lav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á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az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plaz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laz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azmi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lazm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le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eistocé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lejá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eme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e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én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eš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es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les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lés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eť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etiv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lé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le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í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íseň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i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liv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líž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och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CHECKDIRECTION</text:p>
          </table:table-cell>
          <table:table-cell office:value-type="string" table:style-name="ce1">
            <text:p>ZZ: “plochý” bude asi primárnější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lodi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lo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lod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lo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lomb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ot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ou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ouž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u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louž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lu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y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ýt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lzeň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bíze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obíd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blíž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líž</text:p>
          </table:table-cell>
          <table:table-cell office:value-type="string" table:style-name="ce1">
            <text:p>COMPAR</text:p>
          </table:table-cell>
          <table:table-cell office:value-type="string" table:style-name="ce1">
            <text:p>ZZ: blízk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chmur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hmur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chodeň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ch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chyb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chyb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čí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čí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fanto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c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ct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dcel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ele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dcho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dej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ddaj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odd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ddru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ruh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dezír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odezř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dezření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zřít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odhle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ledě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ódi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div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MISSEDBYSARKA</text:p>
          </table:table-cell>
          <table:table-cell office:value-type="string" table:style-name="ce1">
            <text:p>ZZ: podivit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odivuhod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dlož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dlož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dl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dman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dně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dnít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dni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odni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dno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s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dnož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MISSEDBYSARKA</text:p>
          </table:table-cell>
          <table:table-cell office:value-type="string" table:style-name="ce1">
            <text:p>ZZ: noha</text:p>
          </table:table-cell>
          <table:table-cell office:value-type="string" table:style-name="ce1">
            <text:p>ZZ: ?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odob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domáck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omáck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dpoř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PHANTOM</text:p>
          </table:table-cell>
          <table:table-cell office:value-type="string" table:style-name="ce1">
            <text:p>ZZ: souvisí s podpírat/opírat/zapří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dpovrchov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ovrch</text:p>
          </table:table-cell>
          <table:table-cell office:value-type="string" table:style-name="ce1">
            <text:p>LATTICE</text:p>
          </table:table-cell>
          <table:table-cell office:value-type="string" table:style-name="ce1">
            <text:p>ZZ: nebo povrchov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dr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ůst (V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druž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office:value-type="string" table:style-name="ce1">
            <text:p>LATTICE</text:p>
          </table:table-cell>
          <table:table-cell office:value-type="string" table:style-name="ce1">
            <text:p>ZZ: druh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dstat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kalk k substance, tedy od “stát”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dstoup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stoup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dtó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ó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duš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dvědom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odvědomí</text:p>
          </table:table-cell>
          <table:table-cell office:value-type="string" table:style-name="ce1">
            <text:p>LATTICE</text:p>
          </table:table-cell>
          <table:table-cell office:value-type="string" table:style-name="ce1">
            <text:p>ZZ: nebo vědom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dvod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oda</text:p>
          </table:table-cell>
          <table:table-cell office:value-type="string" table:style-name="ce1">
            <text:p>LATTICE</text:p>
          </table:table-cell>
          <table:table-cell office:value-type="string" table:style-name="ce1">
            <text:p>ZZ: nebo od vodní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dzemní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LATTICE</text:p>
          </table:table-cell>
          <table:table-cell office:value-type="string" table:style-name="ce1">
            <text:p>ZZ: země nebo zemní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ez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h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há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hlt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hlti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zkontrolovat fantom u zahlt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hov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hově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hřbí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jak spojit s hřbitov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hrom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hřmot? (Rejz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i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jedno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ednou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jez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jíždě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j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kán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á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každé</text:p>
          </table:table-cell>
          <table:table-cell office:value-type="string" table:style-name="ce1">
            <text:p>D</text:p>
          </table:table-cell>
          <table:table-cell table:number-columns-repeated="2" table:style-name="ce1"/>
          <table:table-cell office:value-type="string" table:style-name="ce1">
            <text:p>ZZ: DER každ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k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kladn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kladn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kli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li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ko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kor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koř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kraj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raj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kry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krý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kus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ó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ld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COLLOQ</text:p>
          </table:table-cell>
          <table:table-cell office:value-type="string" table:style-name="ce1">
            <text:p>ZZ: policist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ld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lem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le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lev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levi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fantom lexém pro slevit a ulev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lév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lé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l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líč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íčk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lic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liti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ol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ó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lštá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ly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ol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maličk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omalu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maloučk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omalu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malý</text:p>
          </table:table-cell>
          <table:table-cell office:value-type="string" table:style-name="ce1">
            <text:p>A</text:p>
          </table:table-cell>
          <table:table-cell table:number-columns-repeated="2" table:style-name="ce1"/>
          <table:table-cell office:value-type="string" table:style-name="ce1">
            <text:p>ZZ: po málu? málo?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omeranč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měr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mní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mn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několikáté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ěkolikát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někud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kořen pronominální “někd”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oní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nur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nořit</text:p>
          </table:table-cell>
          <table:table-cell office:value-type="string" table:style-name="ce1">
            <text:p>ZZ: viz Rejzek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ooperač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perace</text:p>
          </table:table-cell>
          <table:table-cell office:value-type="string" table:style-name="ce1">
            <text:p>LATTICE</text:p>
          </table:table-cell>
          <table:table-cell office:value-type="string" table:style-name="ce1">
            <text:p>ZZ: nebo operační?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o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p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pcor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p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pras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as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před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řed</text:p>
          </table:table-cell>
          <table:table-cell office:value-type="string" table:style-name="ce1">
            <text:p>PARENTPREPOS</text:p>
          </table:table-cell>
          <table:table-cell office:value-type="string" table:style-name="ce1">
            <text:p>ZZ: předložka nebude v derinetu. Nebo od přední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případě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řípa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pula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pulár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pulismu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pul_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ó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řad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řada? po řadě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řád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r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rcel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r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ro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rot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rot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rozvodov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zvod</text:p>
          </table:table-cell>
          <table:table-cell office:value-type="string" table:style-name="ce1">
            <text:p>LATTICE</text:p>
          </table:table-cell>
          <table:table-cell office:value-type="string" table:style-name="ce1">
            <text:p>ZZ: nebo rozvodov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rsch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r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r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rtfoli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r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rtré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šetil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sla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PHANTOM</text:p>
          </table:table-cell>
          <table:table-cell office:value-type="string" table:style-name="ce1">
            <text:p>ZZ: zaslat, přeslat, to by měl být fantomový lexé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slep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lep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sléze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slíč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se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směc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smí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směš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směch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smrt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mr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spích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pěch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spíš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pěch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š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starší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COMPAR</text:p>
          </table:table-cell>
          <table:table-cell office:value-type="string" table:style-name="ce1">
            <text:p>ZZ: star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štěst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štěstí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strac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trach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stran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tran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střeh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třežit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nebo od postřeh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stři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střík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stroj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tá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stulá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stul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stu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stoup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stup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ostup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sun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su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svát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osvět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tác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taz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táz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tažm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otá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té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</text:p>
          </table:table-cell>
          <table:table-cell office:value-type="string" table:style-name="ce1">
            <text:p>PARENTPRON</text:p>
          </table:table-cell>
          <table:table-cell office:value-type="string" table:style-name="ce1">
            <text:p>ZZ: jako “přitom”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te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tich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ich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tíž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těžký, nebo tíže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tk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tles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lesk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tmě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m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tom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PARENTPRON</text:p>
          </table:table-cell>
          <table:table-cell office:value-type="string" table:style-name="ce1">
            <text:p>ZZ: stejně jako přitom nebo prot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třeba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třeb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otřeb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tvor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vořit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zkontrolovat stvůr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tyč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týk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uh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upě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uť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u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uzdr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vědom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ědom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ve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el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vinn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etymo: uznat vinný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voz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oz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vy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ó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zad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zad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DER zád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žár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žár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zdě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zdní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pozdě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zemek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ze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zemsk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ze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z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zitiv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zor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zřít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ozoruhodn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C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ozvoln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zvoln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á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a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ac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acujíc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ac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á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ahnou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pražit</text:p>
          </table:table-cell>
          <table:table-cell office:value-type="string" table:style-name="ce1">
            <text:p>ZZ: viz Rejzek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ra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akti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aktik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alin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am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ap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as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as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ras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aš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ř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ávě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av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ax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ázd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aže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áh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až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c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cha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prach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d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CHECKDIRECTION</text:p>
          </table:table-cell>
          <table:table-cell office:value-type="string" table:style-name="ce1">
            <text:p>ZZ: prdě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ebíh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řebě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eciz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řeč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ček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edchozí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LATTICE</text:p>
          </table:table-cell>
          <table:table-cell office:value-type="string" table:style-name="ce1">
            <text:p>ZZ: chodit, předcháze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edč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řede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edčít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čí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ed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řed</text:p>
          </table:table-cell>
          <table:table-cell office:value-type="string" table:style-name="ce1">
            <text:p>PARENTPREPOS</text:p>
          </table:table-cell>
          <table:table-cell office:value-type="string" table:style-name="ce1">
            <text:p>ZZ: přeložku v derinetu nemám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edem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PARENTPREPOS</text:p>
          </table:table-cell>
          <table:table-cell office:value-type="string" table:style-name="ce1">
            <text:p>ZZ: souvisí s před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edevší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še</text:p>
          </table:table-cell>
          <table:table-cell office:value-type="string" table:style-name="ce1">
            <text:p>PARENTPRO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redik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ikc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edjím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jím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edkol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l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edkr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rm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edlon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ni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edmě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není to speciální typ? (objekt/subjekt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edmluv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luv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edne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řednáš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ední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PARENTPREPOS</text:p>
          </table:table-cell>
          <table:table-cell office:value-type="string" table:style-name="ce1">
            <text:p>ZZ: od “před”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edpoklad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klást/kláda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edpokoj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koj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edsed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sedě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edsevzí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z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edstavený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ředstavený (A)</text:p>
          </table:table-cell>
          <table:table-cell office:value-type="string" table:style-name="ce1">
            <text:p>CONVER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ředstoup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stoupi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fantom pro vystoupit/nastoupit/odstoupit...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edsud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ředsuzova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ředtím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2">
            <text:p>PARENTPRON</text:p>
          </table:table-cell>
          <table:table-cell office:value-type="string" table:style-name="ce2">
            <text:p>ZZ: typ “přitom”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edzahrád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ahrádk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edzvě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vě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efek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efer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řehluš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hluš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ehoup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houp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ekupní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řekup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ekvap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PHANTOM</text:p>
          </table:table-cell>
          <table:table-cell office:value-type="string" table:style-name="ce1">
            <text:p>ZZ: kandidát na fantom lexém “kvapit”? (ukvapit, kvapně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elu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oud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ém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emié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emié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řemír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ír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emi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řemít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řemít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enatá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atální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epa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řepad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ér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řero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řerod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eshranič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ranic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esi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íl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es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ess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esti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eve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řevi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set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nebo od vis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evl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řevléci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evlék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řevléci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ev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řevýš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ýš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ezent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ezid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ezídiu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esidiu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ezk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přáhnou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íbě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řibě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íboj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íbuzný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říbuz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řičemž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PARENTPRON</text:p>
          </table:table-cell>
          <table:table-cell office:value-type="string" table:style-name="ce1">
            <text:p>ZZ: typ “přitom”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íč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říč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příč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íď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řihloupl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loup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ihrád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DER přihrad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íhranič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ranic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íjem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řijm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íkl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řiklon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ík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n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íkoř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ř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ikroč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kroč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íkro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řikrý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íkr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řilb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leb? lebka? (Rejz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iléh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řile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íležitos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leže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íliš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i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ima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ima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řimáčk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čkat</text:p>
          </table:table-cell>
          <table:table-cell office:value-type="string" table:style-name="ce1">
            <text:p>LATTICE</text:p>
          </table:table-cell>
          <table:table-cell office:value-type="string" table:style-name="ce1">
            <text:p>ZZ: nebo máčknou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imár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imá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ale vazba na prim/prima tu cítit j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imát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im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íměř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í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ímě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řimís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imě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mít (někoho k něčemu?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imitiv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rimitiv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ím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řím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in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inci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iori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iori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řipojištěn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řipojist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ipomína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nebude souviset s “mnít” nebo něčím podobným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írod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praslovansky asi souvisí s rození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íšer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šero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ís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řís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říští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etymologicky od “příchod” (Rejz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ístřeš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třech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ísu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řisu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í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řita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ta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ít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řítěž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řitíž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ítm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m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íto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řitéci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ito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PARENTPRON</text:p>
          </table:table-cell>
          <table:table-cell office:value-type="string" table:style-name="ce1">
            <text:p>ZZ:odkaz se nechytí, zájmena v derinetu nemáme (podobně jako “proto”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ítomn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přito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ívě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řivěs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ívětiv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_vět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ivilegiu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iv_ + leg_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ívlast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řivlastn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ívoz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řivéz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ízeň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řízrač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řízra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řízrak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zrak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řízvisk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vá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k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bíha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PHANTOM</text:p>
          </table:table-cell>
          <table:table-cell office:value-type="string" table:style-name="ce1">
            <text:p>ZZ: “běžet”/”běhat”, nebo fantom “bíhat”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oblé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č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cedur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cen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ce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cesí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čpa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roč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nebo kompozit warum denn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odr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rát (V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draž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rahý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nebo fantom pro zdražit a vydraži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oduk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dyš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rodec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fes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fesioná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ofes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fi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rofesionální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fí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ofesioná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fi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fi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gnóz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gra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hibi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jek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jek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v češtině si nejsem jistý, jestli mluvčím paralela k bijekcím a injekcím naskakuj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ojekti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ojekt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log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mená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mil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mít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romít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mo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mokav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romo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ni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roni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pag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pás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ropá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pis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opisovací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poče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opočít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por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ro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č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sin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s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spě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spek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speri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sper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sta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stitu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stoup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stoup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střed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ostřed</text:p>
          </table:table-cell>
          <table:table-cell office:value-type="string" table:style-name="ce1">
            <text:p>LATTICE</text:p>
          </table:table-cell>
          <table:table-cell office:value-type="string" table:style-name="ce1">
            <text:p>ZZ: prostřed asi nemáme, co střed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ostřed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rostř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stří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stří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fantom pro zastří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ostu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ostup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st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svít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rosvít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tagonis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tei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tějš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roti</text:p>
          </table:table-cell>
          <table:table-cell office:value-type="string" table:style-name="ce1">
            <text:p>PARENTPREPOS</text:p>
          </table:table-cell>
          <table:table-cell office:value-type="string" table:style-name="ce1">
            <text:p>ZZ: předlož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otek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te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téz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tiv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roti</text:p>
          </table:table-cell>
          <table:table-cell office:value-type="string" table:style-name="ce1">
            <text:p>PARENTPREPOS</text:p>
          </table:table-cell>
          <table:table-cell office:value-type="string" table:style-name="ce1">
            <text:p>ZZ: předlož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otiv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rotiv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t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PARENTPRON</text:p>
          </table:table-cell>
          <table:table-cell office:value-type="string" table:style-name="ce1">
            <text:p>ZZ: nebude to širší (i když asi uzavřená) slovotvorná skupina? Podobně asi “proč”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otoko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t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u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ud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rou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váze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od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venie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vinč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rovinci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viz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_viz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vizóriu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ovizoriu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vizor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vok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voz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vozn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ovozní (A)</text:p>
          </table:table-cell>
          <table:table-cell office:value-type="string" table:style-name="ce1">
            <text:p>CONVERS</text:p>
          </table:table-cell>
          <table:table-cell office:value-type="string" table:style-name="ce1">
            <text:p>ZZ: zpodstatnělá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ovžd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žd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ó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zatím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rozatí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s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rs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ůčel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čel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ůduc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odých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ůduš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ůduch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u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ůjez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oj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ůli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ol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ůpla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ůplavat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proplavat? Průplavat asi nebud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ůprav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opravit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co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ůřez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ořez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ůsmy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osmý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u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ůtrž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otr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ůva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ová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ůvo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ové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ůvodč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ové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už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ruž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ůzrač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zrač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v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rv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vořad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rvý + řad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voroze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rvý + roze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voti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votní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vot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rv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votříd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v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PARENTNUM</text:p>
          </table:table-cell>
          <table:table-cell office:value-type="string" table:style-name="ce1">
            <text:p>ZZ: jak spojit s číslovkou první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yč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yč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yskyř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ýš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s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šen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seudony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seudo_ + _ny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sovod</text:p>
          </table:table-cell>
          <table:table-cell office:value-type="string" table:style-name="ce1">
            <text:p>N</text:p>
          </table:table-cell>
          <table:table-cell office:value-type="string" table:style-name="ce2">
            <text:p>pes + vod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stru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sychi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sycho_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táč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tá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tá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t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uber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ublicisti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ublici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ublik_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ublik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ubliku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ublik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uč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uc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áchnou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uchý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ů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udin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ůdory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ud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ůjč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ů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ůldruh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ůl + druhý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ul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ůlhodi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ůllit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ůl + lit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ůlnoc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C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ul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uls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ul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ul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u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ump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un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unč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unčoc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un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up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up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upí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upe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u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uš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ůsob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ůsobn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ůsob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ů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ust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od “pustý” (nechat pustým?), nebo obráceně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ust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pustit? co je primárnější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uty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ůvab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vábit? vábn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ůvo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uzz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ýc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y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y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yrami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yré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yri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yro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ys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yt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ytlí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yte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yžam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c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chot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racho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cioná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ati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áč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ád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ád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řa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řad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řa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da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diká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adikální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ádi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dn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ad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adn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ad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ádob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ád + b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adovánk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ad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adova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rád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ádž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fineri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afin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agb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á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k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ke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áko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ll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lly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á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me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mp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mpou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ám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á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nč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n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d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n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áno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pi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řapí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řapíkat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řapík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ri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řa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šeli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aši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š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st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ting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tole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za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áze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áz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z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az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áz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áz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aktiv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eak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a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alismu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eálný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ál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éb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cen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cep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cepčn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ecep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cep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ces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cidiv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cykl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yklu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dig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duk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duk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ferend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fer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fer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flekt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reflex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flex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for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fré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g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gi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gist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gulér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gul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habilit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habilit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řeht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jstří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ře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kla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klam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kombinant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konvalescen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kor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krut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rekru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kvie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kvizi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la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leva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liéf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lik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likv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řem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řemes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mí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naul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nezan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enesan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nomé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n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ntg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řep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pertoá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pli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epor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portá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pres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prí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produk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proč kompozitum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ept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publiká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epublik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eputa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_putac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řeš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sor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spek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spektive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sponden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trik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řetěz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étor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tribu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tro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é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veren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ví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viva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vol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volu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volv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vu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z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řez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zer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zervoá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ezerv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ezerv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ezide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ž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zign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ži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ziste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zist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zolu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zonan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ezonovat</text:p>
          </table:table-cell>
          <table:table-cell table:style-name="ce1"/>
          <table:table-cell office:value-type="string" table:style-name="ce1">
            <text:p>ZZ: VARIANT resonanc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ezon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resonovat</text:p>
          </table:table-cell>
          <table:table-cell office:value-type="string" table:style-name="ce1">
            <text:p>VARIAN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rezor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říci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říd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“řád”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říd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říj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řím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ing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řinou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říš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iskant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is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isk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risk</text:p>
          </table:table-cell>
          <table:table-cell office:value-type="string" table:style-name="ce1">
            <text:p>LATTICE</text:p>
          </table:table-cell>
          <table:table-cell office:value-type="string" table:style-name="ce1">
            <text:p>ZZ: nebo riskova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řiť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ří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i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iva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ivié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izik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ób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bo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bust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c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d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rod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o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hlí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ho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k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lá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lá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l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lnič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m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ma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mant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p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puc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t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tun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uch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u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u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uš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uch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out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v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vněž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MISSEDBYSARKA</text:p>
          </table:table-cell>
          <table:table-cell office:value-type="string" table:style-name="ce1">
            <text:p>ZZ: rovně</text:p>
          </table:table-cell>
          <table:table-cell office:value-type="string" table:style-name="ce1">
            <text:p>ZZ: viz Rejzek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v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zbě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zbě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ozbíh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rozbě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ozcho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zej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ozčil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číl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ozesl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sla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fantom pro poslat/obesla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ozestoup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toup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ozestu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zestoup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ozhodč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zhod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ozhod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hád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ozhran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ran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ozin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rozink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ozjím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jím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ozkla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zklád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ozklád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rozlož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ozko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zeklá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ozkoš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zkvě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zkvé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ozléh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rozle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ozlét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lét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ozmanit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zma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ař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ozmarý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zmys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zmysl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ozpa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zpad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ozpak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zpín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nou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kandidát na fantom pro zapínat, vypínat, rozepínat, spína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ozptýl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y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ozstře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zstřel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oztodiv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iv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oztok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téci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oztomil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mil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oztržit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ztrh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oztrž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ztrhnou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ozvah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zváži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ozvěd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ědě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ozver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zvo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zv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zevří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tuť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u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ubáš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ubí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ub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ubr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uc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uši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ud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u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u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ukojm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uksa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u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ul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u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un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ůs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ustikál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ut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ůž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ůz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v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řv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yb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ybíz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ychl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ý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ý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ý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y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ý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ytí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ytmick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ytmu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ýž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yz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ablo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a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chari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char_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šach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ád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fari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fí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afr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ág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ha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h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k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král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á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šá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alá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l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ál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ló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alot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l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l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alvě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am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m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m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mot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PARENTPRON</text:p>
          </table:table-cell>
          <table:table-cell office:value-type="string" table:style-name="ce1">
            <text:p>ZZ: sám, sam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šampi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amp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mura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a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nd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ně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nk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an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ár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jmen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aranč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rdin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rkasm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ar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arvát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arž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aš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asi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a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t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át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teli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té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atičk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šaty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ati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tisfak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átr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at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u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va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av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bě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ír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cé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ché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chůdk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chody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ci-fi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ci-fi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crip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a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belíto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ebe_ + líto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eces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dan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ZZ: asi Sedan (město), těch typů bude víc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edativ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edesát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šedesát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ed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dim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dimentár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edi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edm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edm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šedomodr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šedý + modr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šedozele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šedý + zele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šed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éf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gm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égr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estr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ejf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ej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eknou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ek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ke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kre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ekre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ekretá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k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kulár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kun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kundár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ekund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ekve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ky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lek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el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m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maf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me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miná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mk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mknou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fantom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n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ndvič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ni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ntim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ntimentá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enti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enza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nz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šep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šept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šept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pti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re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ér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erif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eří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rióz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er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erp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ér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rv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rvír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ervír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ervír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ervi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erža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shor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hor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esl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sla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fantom poslat, odesla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es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šesti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šest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šest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šest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šestnáct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šestnáct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estoup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stoup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estři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estříh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esu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es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etř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v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x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zna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zó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fé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fing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herr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hlu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hlu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hod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hod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ho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hor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hore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hora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how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howbyzny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how + byzny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howroo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how + roo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šiben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ice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ich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ídl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primárnější možná sídlo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iemen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if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ig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ign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ignifikant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ign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ignor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igno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šíj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i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ika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ikm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ikov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í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íl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ilik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ilin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i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iločár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íla + čár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ilu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impanz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imul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íň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ind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ing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ini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šinou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í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íp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i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í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iré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iro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iru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ir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jak spojit se širok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šiš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í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íť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í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itco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ít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íť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lemma sítí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ituova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situace? situ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škádl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afand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á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ká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al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alp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and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and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anze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kared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au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keb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el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eps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ic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i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ladiště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klad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škleb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le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leró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lon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luz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klouznou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kluzav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klouznou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koč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ko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kodolib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škoda + libý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škodov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škod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koka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kák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ško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ol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klá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kořáp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ór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oř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oro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o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oup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kráb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škráb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kř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říň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ríning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creening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kříp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kro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rom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rov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krt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škrtat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nerozumí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škr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rýš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krýš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krz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kub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uč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ul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ulptu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up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ut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út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vě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LATTICE</text:p>
          </table:table-cell>
          <table:table-cell office:value-type="string" table:style-name="ce1">
            <text:p>ZZ: jak spojis s kvíst/kvést/skvěl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škví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vr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kýt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ab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ab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lac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ad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%H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lad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lág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lahou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alo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á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lap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a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aví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av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LATTICE</text:p>
          </table:table-cell>
          <table:table-cell office:value-type="string" table:style-name="ce1">
            <text:p>ZZ: primárnější sláva? slavn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šlechet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šlecht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leč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e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leh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lépěj</text:p>
          </table:table-cell>
          <table:table-cell office:value-type="string" table:style-name="ce1">
            <text:p>N</text:p>
          </table:table-cell>
          <table:table-cell office:value-type="string" table:style-name="ce1">
            <text:p>šlap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ep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í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íd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imá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iz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og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o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loži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o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o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ou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oupcovit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loupe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ouž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u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u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unovr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lunce + vrace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uš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užeb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luž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lyš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l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marag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martpho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m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maž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mej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mě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íři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měrodat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měr + dá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m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meta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met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DER smés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mí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mích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mích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mog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moking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mou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mrd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mr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mrn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mršť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mrtonos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mrt + nos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mů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mut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nac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nad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na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něd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n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ně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ejmou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ní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nít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no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noub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nub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noubi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šňů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b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bo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c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cialismu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ociální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ociál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ciet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f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ofé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ft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ftwar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ój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o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k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ko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lár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ola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olidár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ó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ná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n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n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ng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p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pr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rtim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ortk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tva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u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oubě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ebě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ouběž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ouběh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oubor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“sebrat” 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ouči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čin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oučinite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oud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CHECKDIRECTION</text:p>
          </table:table-cell>
          <table:table-cell office:value-type="string" table:style-name="ce1">
            <text:p>ZZ: primární soudit, nebo soud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oudruh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druh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ouhlas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hlas, hlási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ou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ukrom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uměr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ouměř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oupe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uprav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_pravi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fantom pro doprava? náprava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šour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urozene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ouse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oust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utěs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ěs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outě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ouvrstv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rstv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o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pač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pag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pal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alin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spálit/spalova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pa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anil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nn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pá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pá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ar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arta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as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pat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ěch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eci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ecifik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pe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pej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p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ektr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ekula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pekulova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špen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pendlí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per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erm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pet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p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íl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i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pí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pi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irá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pit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í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lách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plác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pleť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plé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šplh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očet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počí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počí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oleč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pole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poléh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olu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olubydlíc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polubydlící (A)</text:p>
          </table:table-cell>
          <table:table-cell office:value-type="string" table:style-name="ce1">
            <text:p>CONVERS</text:p>
          </table:table-cell>
          <table:table-cell office:value-type="string" table:style-name="ce1">
            <text:p>ZZ: zpodstatnělá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pontán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onz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oř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por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por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orťá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por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po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řád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ří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pratek</text:p>
          </table:table-cell>
          <table:table-cell office:value-type="string" table:style-name="ce1">
            <text:p>: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rá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ravedliv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re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ri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ropitné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op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prost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prost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špu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ra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rá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r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ráz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raz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rd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rnec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šrot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šroub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ršet</text:p>
          </table:table-cell>
          <table:table-cell office:value-type="string" table:style-name="ce1">
            <text:p>V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rst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štáb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abilní</text:p>
          </table:table-cell>
          <table:table-cell office:value-type="string" table:style-name="ce1">
            <text:p>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štace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acionární</text:p>
          </table:table-cell>
          <table:table-cell office:value-type="string" table:style-name="ce1">
            <text:p>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ačit</text:p>
          </table:table-cell>
          <table:table-cell office:value-type="string" table:style-name="ce1">
            <text:p>V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adión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adium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ádium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ádo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štafet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štafle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agn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á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tamga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amilió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to + milión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andar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anov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a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ara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zajímavé, asi nijak nesouvisí se starý (Rejz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ařičk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tar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tar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ar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arý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ať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ateč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ati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tatu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tatist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ati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tat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tá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tat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ťá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aveniště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tavě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tá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ea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éb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tědr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ef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e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eh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ěh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ej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tě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ě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én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těně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těni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te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těp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těrb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ereo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eril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těr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eroi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těstí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ěží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íž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tez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ěžova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tíže, těžk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íh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tíhl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t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imu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imul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timu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tí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típ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štíp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tipendi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tí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tí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tít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ští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mí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etm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odo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o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oj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stá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okoru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to + koruna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što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olice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stůl</text:p>
          </table:table-cell>
          <table:table-cell office:value-type="string" table:style-name="ce1">
            <text:p>ZZ: ale přes němčinu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on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o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op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op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top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tor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to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otisí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toup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ťour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ožá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ra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rach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rach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trád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rak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btw máme připojeno strakatý? - nemám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ráň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ra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rašá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traš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tra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rateg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rč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rea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řec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ře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řel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řemhlav</text:p>
          </table:table-cell>
          <table:table-cell office:value-type="string" table:style-name="ce1">
            <text:p>D</text:p>
          </table:table-cell>
          <table:table-cell office:value-type="string" table:style-name="ce1">
            <text:p>hlava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spíš kompozitum - strm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ře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re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řeví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řev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řež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říbr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říd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řídm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tří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tříknout</text:p>
          </table:table-cell>
          <table:table-cell office:value-type="string" table:style-name="ce1">
            <text:p>CHECKDIRECTIO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trikt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řízliv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rm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roh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ro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ro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ro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rouh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VARIANT</text:p>
          </table:table-cell>
          <table:table-cell office:value-type="string" table:style-name="ce1">
            <text:p>ZZ: struh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ruč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růj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troj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truktu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rukturá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truktur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tru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rus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rý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rž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strhnou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u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tydě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tude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udi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ud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tude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tudně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tudn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tud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u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ů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upid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tv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vo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y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yling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ty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ubstan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ubstrá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ubsysté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ysté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ubtil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bwoof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uch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dí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LATTICE</text:p>
          </table:table-cell>
          <table:table-cell office:value-type="string" table:style-name="ce1">
            <text:p>ZZ: soud? soudi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ud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i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u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ů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lfi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lt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m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um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mmi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un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nou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u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per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p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up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uplí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šupl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upl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rf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rov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rrealismu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ealismu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ushi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uš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spen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us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ť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teré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ut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ut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vený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vá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vači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vači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švag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va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vá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váře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vat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vatý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vědek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spolu-vědět (Rejz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věd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vědě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švest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vě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větl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vít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větnice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světlo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vet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věž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švi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vině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visl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is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višt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vit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vi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vít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primárnější světlo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vit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vít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víz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viž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vobo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voz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véz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vrch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rchní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vrchova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vrch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rch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vůd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vés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vůj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wing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yč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ymbióz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ymbo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ymetri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ympózi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ympto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y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ynagog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yndik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yndro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ynonymu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yntéz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yp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ý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yrov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ysté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yt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yž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bá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bl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bl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áb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bu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bu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á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dy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g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h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jemn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jak souvisí s taj/tajemství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ak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ké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khl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akřka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k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ktéž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tak+též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akt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kto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“tak”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akž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akzvan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C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a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l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lí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lism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l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m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mhl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ámhl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mhle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od tam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ampon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VARIANT</text:p>
          </table:table-cell>
          <table:table-cell office:value-type="string" table:style-name="ce1">
            <text:p>ZZ: tampó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amtéž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m + týž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ande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n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ng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n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áp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p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rif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s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š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á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xi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ax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áz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ch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a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atrá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eat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echnik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CHECKDIRECTION</text:p>
          </table:table-cell>
          <table:table-cell office:value-type="string" table:style-name="ce1">
            <text:p>ZZ: od “technický”? co je v č. primárnější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éci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č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ď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da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COLLOQ</text:p>
          </table:table-cell>
          <table:table-cell office:value-type="string" table:style-name="ce1">
            <text:p>ZZ: VARIANT tedy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enag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ehdy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ěhotn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tíže, tíha (Rejz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ě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ě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é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mati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ém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eme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éměř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mperame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mp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mpom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empo + _m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ende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nd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ni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nkrát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kompozitum s demonstrativem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n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n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oré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eor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p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pl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prve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asi od “první”, ale synchronně mrtvé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rap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ra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rč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ré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ritori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rmá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ermo_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ermí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rminá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rmos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ermo_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er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rorismu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ero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er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ěš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ěs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ěs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oster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tel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x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xti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éž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ěžiště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íh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ěž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ěžko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těžký, nebo k těžc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ěžk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asi od tíž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rill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ichounc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ichounk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ich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íh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těžký, co je primárnější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íh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%?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tíže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i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inktu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i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i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isí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iskár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isknou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it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itěr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itu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itul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itulní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kv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la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la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lap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les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tlesknou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louci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luko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louc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lum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lumoč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lup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lustý</text:p>
          </table:table-cell>
          <table:table-cell office:value-type="string" table:style-name="ce1">
            <text:p>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m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mel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alet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ast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bogan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bolk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lar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lerovat</text:p>
          </table:table-cell>
          <table:table-cell office:value-type="string" table:style-name="ce1">
            <text:p>V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lik</text:p>
          </table:table-cell>
          <table:table-cell office:value-type="string" table:style-name="ce1">
            <text:p>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mbola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ón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nout</text:p>
          </table:table-cell>
          <table:table-cell office:value-type="string" table:style-name="ce1">
            <text:p>V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p</text:p>
          </table:table-cell>
          <table:table-cell office:value-type="string" table:style-name="ce1">
            <text:p>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p</text:p>
          </table:table-cell>
          <table:table-cell office:value-type="string" table:style-name="ce1">
            <text:p>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po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ó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ornád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orpéd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orz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otál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asi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otož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otéž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ouchpa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ouch + pa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ou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oul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ovaryš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oxic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ab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ad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af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aged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ajek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ajektori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?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raka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ak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akt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á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ampolí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amva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an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anzist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apa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rapný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ráp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ap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rápi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ra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řáseň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řás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řás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ať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au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á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áv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č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řeba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ef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é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en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ené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én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enýrk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rencle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cože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řešeň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es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es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CHECKDIRECTION</text:p>
          </table:table-cell>
          <table:table-cell office:value-type="string" table:style-name="ce1">
            <text:p>ZZ: je primárnější trest nebo tresta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řeš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řeti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ři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řetihor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řetí + hory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řetinov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řetina</text:p>
          </table:table-cell>
          <table:table-cell office:value-type="string" table:style-name="ce1">
            <text:p>PARENTN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ret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ez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h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iatl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ribu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ibuná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řicátní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řicet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řicít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řicet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říd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<text:s/>DER tříd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ri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ik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řím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říměsíč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ři + měsíc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ri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řís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řískat</text:p>
          </table:table-cell>
          <table:table-cell office:value-type="string" table:style-name="ce1">
            <text:p>CHECKDIRECTION</text:p>
          </table:table-cell>
          <table:table-cell office:value-type="string" table:style-name="ce1">
            <text:p>ZZ: co je primárnější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řís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říšť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říšt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říš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ist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ří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iumf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iumf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triumf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r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nou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och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CHECKDIRECTION</text:p>
          </table:table-cell>
          <table:table-cell office:value-type="string" table:style-name="ce1">
            <text:p>ZZ: jak spojit s trochu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rofe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oji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rojí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rojit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ři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rojk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office:value-type="string" table:style-name="ce1">
            <text:p>ZZ: tři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olejbu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rolej + bu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rop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op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ošičk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rošku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ros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osk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rosk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roub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ouf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ous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paslí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p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řpy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řt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uchl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uc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uh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umf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ump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ů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u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u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rousi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ru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ychtý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ys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ýzeň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rýzni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ržni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rh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sunami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u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ub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uberkulóz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ub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uc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udy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uhl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u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uh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u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ťu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uleň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ul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ulip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u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uňá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ůně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VARIANT</text:p>
          </table:table-cell>
          <table:table-cell office:value-type="string" table:style-name="ce1">
            <text:p>ZZ: tůň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un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un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uni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up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ú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urb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urbí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urbulen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urismu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urist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urna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urné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urnik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uš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ut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uz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uh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va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vář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tvar, tvář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vár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var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varo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voř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vrd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vrz</text:p>
          </table:table-cell>
          <table:table-cell office:value-type="string" table:style-name="ce1">
            <text:p>N</text:p>
          </table:table-cell>
          <table:table-cell office:value-type="string" table:style-name="ce1">
            <text:p>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yč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yč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tyč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yf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yg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y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ty</text:p>
          </table:table-cell>
          <table:table-cell office:value-type="string" table:style-name="ce1">
            <text:p>PARENTPRON</text:p>
          </table:table-cell>
          <table:table-cell office:value-type="string" table:style-name="ce1">
            <text:p>ZZ: zájmeno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ý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yke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ý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ý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ymi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y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ýp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eepe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ýr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yrist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bíh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běh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bika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boh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úbor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brá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br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čední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č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č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úče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čea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če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čís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účetn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účetní (A)</text:p>
          </table:table-cell>
          <table:table-cell office:value-type="string" table:style-name="ce1">
            <text:p>CONVERS</text:p>
          </table:table-cell>
          <table:table-cell office:value-type="string" table:style-name="ce1">
            <text:p>ZZ: zpodstatnělé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checht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hecht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ch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chvát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chváti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máme to jako fantom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úchvat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uchvát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chyl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chýl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činek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čin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č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úc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ct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ctyhod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deř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d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údi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ivit</text:p>
          </table:table-cell>
          <table:table-cell office:value-type="string" table:style-name="ce1">
            <text:p>LATTICE</text:p>
          </table:table-cell>
          <table:table-cell office:value-type="string" table:style-name="ce1">
            <text:p>ZZ: nebo div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údob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ob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dol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ol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dolí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LATTICE</text:p>
          </table:table-cell>
          <table:table-cell office:value-type="string" table:style-name="ce1">
            <text:p>ZZ: důl/dole/dolů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hád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hád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h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úh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úhled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ledě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hod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hád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ho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hn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h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úho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újm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jm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ko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úk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n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k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ko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i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léh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ule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l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le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lev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levi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fantom, zkontrolovat slevit, polev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l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li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úloh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někomu uloži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úlov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lov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ltimátu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ltra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mě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mývár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mý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nav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avit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co je navi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dergroun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nder + groun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n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ni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uni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niká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niverzál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niverzi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niverz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ún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únos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né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pgrad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p + grad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pí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platn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lat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pr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ch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prostře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rostřed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prostřed asi nebude v derinetu, jak spojit se střed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úřad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od “řídit” nebo “řád”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rč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r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úrod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rod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ro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úroč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rostl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ůst (V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roveň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rovn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rput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úryv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ý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schov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schov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silí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síl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skladn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kla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slov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lov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s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stál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tál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stav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stav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stran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tran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stři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ústroj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stroj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stu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stoup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sud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soud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těch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těš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terý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útes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tesat (Rejzek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tich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utic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tl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úto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top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útrap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ráp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trob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útrob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tul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tulit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ututlit asi nebud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útul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utulit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utulit asi nebud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útvar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tvar, tvoři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vědom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bude souviset s “vědomím”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úvoz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ézt</text:p>
          </table:table-cell>
          <table:table-cell office:value-type="string" table:style-name="ce1">
            <text:p>LATTICE</text:p>
          </table:table-cell>
          <table:table-cell office:value-type="string" table:style-name="ce1">
            <text:p>ZZ: nebo vozi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ž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závě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zavř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z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ze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úzkostliv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úzko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úz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áb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ad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agí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ág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agó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áh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a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aku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al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alčí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al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CHECKDIRECTION</text:p>
          </table:table-cell>
          <table:table-cell office:value-type="string" table:style-name="ce1">
            <text:p>ZZ: val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ál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a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anda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áp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ar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arhan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arian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ařič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ař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arie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árk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vař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ar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ar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ášeň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a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avří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á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az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áz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áz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če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celk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ele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čera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četně</text:p>
          </table:table-cell>
          <table:table-cell office:value-type="string" table:style-name="ce1">
            <text:p>D</text:p>
          </table:table-cell>
          <table:table-cell office:value-type="string" table:style-name="ce1">
            <text:p>_číta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fantom pro sčíta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děč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ěkova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do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ě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čer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če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ěd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dle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doucí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vés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edr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ědr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getariá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eget_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getativ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egetac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jc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ě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kt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lblou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leb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l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ličenstv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l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lmi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možná nějak spojené s velký? Rejzek: ustrnulý tvar od velj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eme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n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ěn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ěn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ěn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nti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p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před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řed</text:p>
          </table:table-cell>
          <table:table-cell table:style-name="ce1"/>
          <table:table-cell office:value-type="string" table:style-name="ce1">
            <text:p>ZZ: VARIANT vpřed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eran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rdik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ěříc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ěřící (A)</text:p>
          </table:table-cell>
          <table:table-cell office:value-type="string" table:style-name="ce1">
            <text:p>CONVERS</text:p>
          </table:table-cell>
          <table:table-cell office:value-type="string" table:style-name="ce1">
            <text:p>ZZ: zpozdstatnělá přídavná jména by šla možná všechna najedno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ernisá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roni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jmen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rš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r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r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š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sel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skrz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krz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sl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é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smí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s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spo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od</text:p>
          </table:table-cell>
          <table:table-cell office:value-type="string" table:style-name="ce1">
            <text:p>PARENTPREPOS</text:p>
          </table:table-cell>
          <table:table-cell office:value-type="string" table:style-name="ce1">
            <text:p>ZZ: předlož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és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s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stav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estavě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estibu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ěs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ěš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ěstník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jak spojit se zvěs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ě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ter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ětev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ver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vnitř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nitro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nebo vnitřek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ě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ěz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éz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iaduk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ibro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ich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ide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ideo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id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id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iká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íken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ík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ikýř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i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í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in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in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ví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inou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io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iole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jmen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vi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í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í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irtuo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ir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is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itál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itamí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ít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ítěz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ít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itrí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iz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izáž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iz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ízu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kroč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roči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vk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láh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lahý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vlák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la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las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laštov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l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laž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láh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léci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lét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letě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líd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lít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lít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l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l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ločk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loh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loh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loni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nejspíš souvisí s loni/loňský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máčk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čk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mžik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ži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ně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ni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ni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niveč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PARENTPRON</text:p>
          </table:table-cell>
          <table:table-cell office:value-type="string" table:style-name="ce1">
            <text:p>ZZ: zájmeno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nu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od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oděodol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oda + odol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odnář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od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ojevůd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oj + vůdc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oj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oj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ojsk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oj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olan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ol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o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olejba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olié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ol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od “vůle”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olv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on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os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os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ošti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osk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fak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ou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ousy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vous? (primární plurál je podzřelý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pá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pad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pic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píc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pravdě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pravda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před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PARENTPRON</text:p>
          </table:table-cell>
          <table:table-cell office:value-type="string" table:style-name="ce1">
            <text:p>ZZ: souvisí s před/přední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před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řed</text:p>
          </table:table-cell>
          <table:table-cell office:value-type="string" table:style-name="ce1">
            <text:p>PARENTPRON</text:p>
          </table:table-cell>
          <table:table-cell office:value-type="string" table:style-name="ce1">
            <text:p>ZZ: předlož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rabe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ra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ra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rá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rat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rát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ratk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vrtět/vrát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řav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ř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rávor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ražd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rb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rč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r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ře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ře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řete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rh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r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řís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ří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rst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rták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MISSEDBYSARKA</text:p>
          </table:table-cell>
          <table:table-cell office:value-type="string" table:style-name="ce1">
            <text:p>ZZ: vrta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rt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rtě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rtule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vrtě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rz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rz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sedě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šední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PARENTPRON</text:p>
          </table:table-cell>
          <table:table-cell office:value-type="string" table:style-name="ce1">
            <text:p>ZZ: C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ším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šim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skutk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kute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štíp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štíp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stoj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oj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střeb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stříc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šude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“vš-”,”vž-” kandidát na fantom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šud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šude</text:p>
          </table:table-cell>
          <table:table-cell office:value-type="string" table:style-name="ce1">
            <text:p>VARIANT</text:p>
          </table:table-cell>
          <table:table-cell office:value-type="string" table:style-name="ce1">
            <text:p>ZZ: 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teři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ti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tír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etř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to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PARENTPRON</text:p>
          </table:table-cell>
          <table:table-cell office:value-type="string" table:style-name="ce1">
            <text:p>ZZ: pozor, zájmeno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ůl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ůle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od “vést”/vedení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ulgární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ulká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ulkani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ůně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ýbě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ybě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ýběž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ybíh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ybíh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ybě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ybíze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ybíd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ýče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ýče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to nezní nemotivovaně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ýchoz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office:value-type="string" table:style-name="ce1">
            <text:p>CHECKDIRECTION</text:p>
          </table:table-cell>
          <table:table-cell office:value-type="string" table:style-name="ce1">
            <text:p>ZZ: vycháze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ýchyl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ychýl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ydatn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vydat? vydáva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yd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ýheň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yhledávač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yhledávač</text:p>
          </table:table-cell>
          <table:table-cell office:value-type="string" table:style-name="ce1">
            <text:p>SARKAWRONG</text:p>
          </table:table-cell>
          <table:table-cell office:value-type="string" table:style-name="ce1">
            <text:p>ZZ: DER vyhledáva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yhlíd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yhlíž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yhoup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houp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ýjev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LATTICE</text:p>
          </table:table-cell>
          <table:table-cell office:value-type="string" table:style-name="ce1">
            <text:p>ZZ: jev,jevit,vyjevi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ýklen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ykle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ykolej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olej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ykřiční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ykři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ykroč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roč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ylét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yletě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ylod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loď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ýloh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ýloh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ýlo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ylov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ymáčk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čk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yman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ymez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mez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ýmo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yml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ynaklád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ynalož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yni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yni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ypad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ad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ýpad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ypad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ýpa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ypař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yplách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plác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ypláz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laz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yprost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rost (A)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nebo prost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yprovod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ýrok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říci, jako nárok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ýr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yři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ýsad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ysad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ýse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ysl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sla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zkontrolovat fantom poslat/zasla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yslých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yslec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ysok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ýstřed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tř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ýstřiž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ystři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ýstroj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ystroj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ysych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ysc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ý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ýteč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yt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ýtis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ytis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ýtru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ytrous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ývě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yvěr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yvěr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yvř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ývěsn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yvěs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ývojář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ývoj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ýzbroj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yzbroj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ýztuž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yztuž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zác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za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_zad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“zad” by bylo potřeba častěji, nebo “za”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zájem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zdál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á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zd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_do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zduch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ždy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zestu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toup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zhůru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souvisí s “hora”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zí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zly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zneše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zné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zni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z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zpín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zep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zpomína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PHANTOM</text:p>
          </table:table-cell>
          <table:table-cell office:value-type="string" table:style-name="ce1">
            <text:p>ZZ: jako připomínat, není to kandidát na fantomový lexém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zruch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LATTICE</text:p>
          </table:table-cell>
          <table:table-cell office:value-type="string" table:style-name="ce1">
            <text:p>ZZ: rušit, ruch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zrůs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zrůst (V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zt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ztéci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ztek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zte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ztla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ztlač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eb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jmen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ehrmach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wellness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wester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whisky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widge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worksho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yar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youtub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žáb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abezpeč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bezpečí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ábles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ablesknout</text:p>
          </table:table-cell>
          <table:table-cell office:value-type="string" table:style-name="ce1">
            <text:p>LATTICE</text:p>
          </table:table-cell>
          <table:table-cell office:value-type="string" table:style-name="ce1">
            <text:p>ZZ: nebo od blesk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ábradl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radl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acel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el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áchyt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zachyt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ačí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ád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zadní od záda, nebo obráceně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žád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adruhé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ruhý</text:p>
          </table:table-cell>
          <table:table-cell office:value-type="string" table:style-name="ce1">
            <text:p>PARENTNUM</text:p>
          </table:table-cell>
          <table:table-cell office:value-type="string" table:style-name="ce1">
            <text:p>ZZ: číslov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ahál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ahlt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hlt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áhy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ajedn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edn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ajíc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žá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ákeřný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za keře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ákla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aklád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aklád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založ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ákladn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založi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ákoní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áko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ákout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akroč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kroči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fantom pro vykročit, překroč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ákulis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ulis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akus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kusi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kandidát na fanto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ž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žel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žalář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žal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álož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alož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žalud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žaludek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zajímavé, nesouvisí s žalud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álud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ud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žaluz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ama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ma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aměstn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íst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amez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ez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nebo fantom i pro vymezi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ámin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ín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ámož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oci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žampi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anedlouh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edlouh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anevří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PHANTOM</text:p>
          </table:table-cell>
          <table:table-cell office:value-type="string" table:style-name="ce1">
            <text:p>ZZ: zavřít/otevřít - stejný fantom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ani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zani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žán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aoceánsk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ceá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áp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apál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ápas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souboj “za pasy”, tj. Pa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ápla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aplat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ápol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apomín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n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ápraž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áh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ář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ářit</text:p>
          </table:table-cell>
          <table:table-cell table:style-name="ce1"/>
          <table:table-cell office:value-type="string" table:style-name="ce1">
            <text:p>ZZ: VARIANT zář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žá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áře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CHECKDIRECTION</text:p>
          </table:table-cell>
          <table:table-cell office:value-type="string" table:style-name="ce1">
            <text:p>ZZ: od zářit, nebo obráceně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áří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žárl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ármut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armout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arputil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árubeň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ub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as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VARIANT</text:p>
          </table:table-cell>
          <table:table-cell office:value-type="string" table:style-name="ce1">
            <text:p>ZZ: zas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ase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asl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sla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fanto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ašl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zaj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žasnou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ásnub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asnoub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ásob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ášť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ástě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astín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astoup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stoupi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asi fanto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astří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stří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fantom i pro předestří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atí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PARENTPRON</text:p>
          </table:table-cell>
          <table:table-cell office:value-type="string" table:style-name="ce1">
            <text:p>ZZ. stejně jako “přitom”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átiš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ich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át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áto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atéct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nebo zatéci? (sjednotit varianty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atvrzel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tvrd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átyl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ý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ávad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avázet</text:p>
          </table:table-cell>
          <table:table-cell office:value-type="string" table:style-name="ce1">
            <text:p>LATTICE</text:p>
          </table:table-cell>
          <table:table-cell office:value-type="string" table:style-name="ce1">
            <text:p>ZZ: nebo vadit, nebo vada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áva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avá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aváně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oně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avazadl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aváz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ávěr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závě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ávěť</text:p>
          </table:table-cell>
          <table:table-cell office:value-type="string" table:style-name="ce1">
            <text:p>N</text:p>
          </table:table-cell>
          <table:table-cell office:value-type="string" table:style-name="ce1">
            <text:p>_větit</text:p>
          </table:table-cell>
          <table:table-cell office:value-type="string" table:style-name="ce1">
            <text:p>PHANTOM</text:p>
          </table:table-cell>
          <table:table-cell office:value-type="string" table:style-name="ce1">
            <text:p>ZZ: máme to jako fantom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ávlah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avlaž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ávoj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av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avří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PHANTOM</text:p>
          </table:table-cell>
          <table:table-cell office:value-type="string" table:style-name="ce1">
            <text:p>ZZ: k “otevřít”, fantom lexém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aživ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živ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živ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ázra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azš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zadní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ázvo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blízk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lízk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boží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braň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brán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bro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brus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ru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část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čá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čistajasn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čistý + jas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daleka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álka? dál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dálk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álk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dánliv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zdá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d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dat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de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ždím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dlouhav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louh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dob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dol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ol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dol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dol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dráha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překvapivě podle Rejz nejasné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drav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dro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dvi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dvi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dvih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zdvih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ebr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žebr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žebr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eď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efektivn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efektivní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žehl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žehn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želé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elen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želez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elí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jak spojit se zelený,zelenin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želv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em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emit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ze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že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eni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epřed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řed</text:p>
          </table:table-cell>
          <table:table-cell office:value-type="string" table:style-name="ce1">
            <text:p>PARENTPREPOS</text:p>
          </table:table-cell>
          <table:table-cell office:value-type="string" table:style-name="ce1">
            <text:p>ZZ: předlož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žert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eširok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širok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esměšn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měšn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espod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%?</text:p>
          </table:table-cell>
          <table:table-cell office:value-type="string" table:style-name="ce1">
            <text:p>PARENTPREPOS</text:p>
          </table:table-cell>
          <table:table-cell office:value-type="string" table:style-name="ce1">
            <text:p>ZZ: spodní/spodek/pod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espod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od</text:p>
          </table:table-cell>
          <table:table-cell office:value-type="string" table:style-name="ce1">
            <text:p>PARENTPREPOS</text:p>
          </table:table-cell>
          <table:table-cell office:value-type="string" table:style-name="ce1">
            <text:p>ZZ: předložka nebude v derinetu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e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eť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žet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evrubn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zvrubu</text:p>
          </table:table-cell>
          <table:table-cell office:value-type="string" table:style-name="ce1">
            <text:p>LATTICE</text:p>
          </table:table-cell>
          <table:table-cell office:value-type="string" table:style-name="ce1">
            <text:p>ZZ: vrub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žez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hlubok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hlubok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hmotn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hmot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žhnou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hol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hol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houpn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houpa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hust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hust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židl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ží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im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ima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ine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ip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žiraf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íra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souvisí se zří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ís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ží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žit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ítra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ív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žive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k živ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živ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živý, živo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živobytí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živoř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živoucí</text:p>
          </table:table-cell>
          <table:table-cell office:value-type="string" table:style-name="ce1">
            <text:p>A</text:p>
          </table:table-cell>
          <table:table-cell office:value-type="string" table:style-name="ce1">
            <text:p>ž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žíža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žízeň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klidn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lid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kus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nesouvisí s “pokus”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žla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lat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latý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žláz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lehk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ehk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letil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ét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lotý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žlut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žlut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žlut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lý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mete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más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mij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mocn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o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nači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není primárnější znak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namena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tady jde možná etymologie proti analogii, primárnější je možná znamení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namení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znamenat? co je primárnější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namenit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%?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n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nechut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echutn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v derinetu jen chutný, nebo zavest fantom chuti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nehybně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ehyb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nejistě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ejist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nejistý asi nebud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neklidn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eklidný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klidn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nělk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ní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nemožn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emožný</text:p>
          </table:table-cell>
          <table:table-cell office:value-type="string" table:style-name="ce1">
            <text:p>NEGLATTIC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znenadání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enadít</text:p>
          </table:table-cell>
          <table:table-cell office:value-type="string" table:style-name="ce1">
            <text:p>NEGLATTICE</text:p>
          </table:table-cell>
          <table:table-cell office:value-type="string" table:style-name="ce1">
            <text:p>ZZ: v derinetu bude možná jen nadá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nervózně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ervózní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ničehoni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ic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zajímavé, nic je tam dvakrát, takže kompozitum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ní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nov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ovo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nov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nov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znova</text:p>
          </table:table-cell>
          <table:table-cell office:value-type="string" table:style-name="ce1">
            <text:p>VARIANT</text:p>
          </table:table-cell>
          <table:table-cell office:value-type="string" table:style-name="ce1">
            <text:p>ZZ: 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žokej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ombi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ón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oom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otav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ouf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ou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_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pestř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estr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pět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VARIANT</text:p>
          </table:table-cell>
          <table:table-cell office:value-type="string" table:style-name="ce1">
            <text:p>ZZ: zpátky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pívat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souvisí s “pět”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počátku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DER počátek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pol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ů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poplatn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%?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poplatek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pravodaj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příjemn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říjem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přím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řím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přístupn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řístup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pronevěr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pronevěř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prost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rost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provozn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rovoz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prudk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rudk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prv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rv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žralo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rán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án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r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žr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řídkakd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zřídka + kd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řídl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ří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rno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rovna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ZZ: rovný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růd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rodi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rzavý</text:p>
          </table:table-cell>
          <table:table-cell office:value-type="string" table:style-name="ce1">
            <text:p>A</text:p>
          </table:table-cell>
          <table:table-cell office:value-type="string" table:style-name="ce1">
            <text:p>zrz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těžk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ěžk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totožn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totož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ub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ubr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žula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župa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uř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žvani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vá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vážně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ážný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ved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venčí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ene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venk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ene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věř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víř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vesel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esel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věstov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zvěst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ZZ: jak spojit s pověst?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vlášť</text:p>
          </table:table-cell>
          <table:table-cell office:value-type="string" table:style-name="ce1">
            <text:p>D</text:p>
          </table:table-cell>
          <table:table-cell office:value-type="string" table:style-name="ce1">
            <text:p>zvláštní</text:p>
          </table:table-cell>
          <table:table-cell table:style-name="ce1"/>
          <table:table-cell office:value-type="string" table:style-name="ce1">
            <text:p>ZZ: VARIANT zvláště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vnějšk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nějše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voln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oln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von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vonek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MISSEDBYSARKA</text:p>
          </table:table-cell>
          <table:table-cell office:value-type="string" table:style-name="ce1">
            <text:p>ZZ: zv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vuk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vyka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zvyknou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žvýkat</text:p>
          </table:table-cell>
          <table:table-cell office:value-type="string" table:style-name="ce1">
            <text:p>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výrazni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ýrazný</text:p>
          </table:table-cell>
          <table:table-cell table:number-columns-repeated="16381" table:style-name="ce1"/>
        </table:table-row>
        <table:table-row table:number-rows-repeated="1042576" table:style-name="ro3">
          <table:table-cell table:number-columns-repeated="16384"/>
        </table:table-row>
      </table:table>
      <table:database-ranges>
        <table:database-range table:target-range-address="Sheet1.A1:Sheet1.D6000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lukyjanek</meta:initial-creator>
    <dc:creator>lk</dc:creator>
    <meta:creation-date>2020-08-05T16:42:00Z</meta:creation-date>
    <dc:date>2020-09-07T13:34:17Z</dc:date>
    <meta:editing-cycles>11</meta:editing-cycles>
    <meta:editing-duration>PT6564S</meta:editing-duration>
  </office:meta>
</office:document-meta>
</file>